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ans-serif"/>
    <style:font-face style:name="Lohit Devanagari1" svg:font-family="'Lohit Devanagari'"/>
    <style:font-face style:name="Menlo" svg:font-family="Menlo, Monaco, Consolas, 'Courier New', monospace"/>
    <style:font-face style:name="Open Sans" svg:font-family="'Open Sans', Helvetica, Arial, sans-serif"/>
    <style:font-face style:name="apple-system" svg:font-family="apple-system, BlinkMacSystemFont, 'Segoe UI', Roboto, Oxygen-Sans, Ubuntu, Cantarell, 'Helvetica Neue', sans-serif"/>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margin-left="0in" fo:margin-right="0in" fo:margin-top="0.2083in" fo:margin-bottom="0.1043in" loext:contextual-spacing="false" fo:line-height="110%" fo:orphans="2" fo:widows="2" fo:text-indent="0in" style:auto-text-indent="false"/>
      <style:text-properties fo:font-variant="normal" fo:text-transform="none" fo:color="#2a4e68" style:font-name="apple-system" fo:font-size="27pt" fo:letter-spacing="normal" fo:font-style="normal" fo:font-weight="normal"/>
    </style:style>
    <style:style style:name="P2" style:family="paragraph" style:parent-style-name="Heading_20_1">
      <style:paragraph-properties fo:margin-left="0in" fo:margin-right="0in" fo:margin-top="0.2083in" fo:margin-bottom="0.1043in" loext:contextual-spacing="false" fo:line-height="110%" fo:orphans="2" fo:widows="2" fo:text-indent="0in" style:auto-text-indent="false"/>
    </style:style>
    <style:style style:name="P3" style:family="paragraph" style:parent-style-name="Heading_20_2">
      <style:paragraph-properties fo:margin-left="0in" fo:margin-right="0in" fo:orphans="2" fo:widows="2" fo:text-indent="0in" style:auto-text-indent="false"/>
    </style:style>
    <style:style style:name="P4" style:family="paragraph" style:parent-style-name="Heading_20_2">
      <style:paragraph-properties fo:margin-left="0in" fo:margin-right="0in" fo:orphans="2" fo:widows="2" fo:text-indent="0in" style:auto-text-indent="false"/>
      <style:text-properties fo:font-variant="normal" fo:text-transform="none" fo:color="#2a4e68" style:font-name="apple-system" fo:font-size="28pt" fo:letter-spacing="normal" fo:font-style="normal" fo:font-weight="normal" officeooo:rsid="000d8b64" style:font-size-asian="28pt" style:font-size-complex="28pt"/>
    </style:style>
    <style:style style:name="P5" style:family="paragraph" style:parent-style-name="Heading_20_2">
      <style:paragraph-properties fo:margin-left="0in" fo:margin-right="0in" fo:orphans="2" fo:widows="2" fo:text-indent="0in" style:auto-text-indent="false"/>
      <style:text-properties fo:font-variant="normal" fo:text-transform="none" fo:color="#284d68" style:font-name="Open Sans" fo:font-size="26pt" fo:letter-spacing="normal" fo:font-style="normal" fo:font-weight="bold" officeooo:rsid="000d8b64" style:font-size-asian="26pt" style:font-weight-asian="bold" style:font-size-complex="26pt" style:font-weight-complex="bold"/>
    </style:style>
    <style:style style:name="P6" style:family="paragraph" style:parent-style-name="Heading_20_2">
      <style:paragraph-properties fo:margin-left="0in" fo:margin-right="0in" fo:margin-top="0.2083in" fo:margin-bottom="0.1043in" loext:contextual-spacing="false" fo:line-height="110%" fo:orphans="2" fo:widows="2" fo:text-indent="0in" style:auto-text-indent="false"/>
    </style:style>
    <style:style style:name="P7" style:family="paragraph" style:parent-style-name="Heading_20_2">
      <style:paragraph-properties fo:margin-top="0.2083in" fo:margin-bottom="0.2602in" loext:contextual-spacing="false" fo:line-height="110%" fo:text-align="start" style:justify-single-word="false"/>
    </style:style>
    <style:style style:name="P8" style:family="paragraph" style:parent-style-name="Heading_20_3">
      <style:paragraph-properties fo:margin-top="0.2083in" fo:margin-bottom="0.1043in" loext:contextual-spacing="false" fo:line-height="110%" fo:orphans="2" fo:widows="2"/>
    </style:style>
    <style:style style:name="P9" style:family="paragraph" style:parent-style-name="Preformatted_20_Text">
      <style:text-properties fo:font-variant="normal" fo:text-transform="none" fo:color="#111111" style:font-name="Menlo" fo:font-size="9.75pt" fo:letter-spacing="normal" fo:font-style="normal" fo:font-weight="normal" officeooo:rsid="000275cf" officeooo:paragraph-rsid="000275cf" fo:background-color="transparent" style:font-weight-asian="bold" style:font-weight-complex="bold"/>
    </style:style>
    <style:style style:name="P10" style:family="paragraph" style:parent-style-name="Preformatted_20_Text">
      <loext:graphic-properties draw:fill="solid" draw:fill-color="#333333" draw:opacity="100%"/>
      <style:paragraph-properties fo:margin-left="0in" fo:margin-right="0in" fo:margin-top="0in" fo:margin-bottom="0in" loext:contextual-spacing="false" style:line-height-at-least="0.1665in" fo:text-align="start" style:justify-single-word="false" fo:orphans="2" fo:widows="2" fo:text-indent="0in" style:auto-text-indent="false" fo:background-color="#333333" fo:padding-left="0.3126in" fo:padding-right="0in" fo:padding-top="0.2083in" fo:padding-bottom="0.2083in" fo:border-left="0.06pt solid #cccccc" fo:border-right="none" fo:border-top="0.06pt solid #cccccc" fo:border-bottom="0.06pt solid #cccccc"/>
      <style:text-properties fo:font-variant="normal" fo:text-transform="none" fo:color="#ffffff" style:font-name="Menlo" fo:font-size="9.75pt" fo:letter-spacing="normal" fo:font-style="normal" fo:font-weight="normal" fo:background-color="#202020"/>
    </style:style>
    <style:style style:name="P11" style:family="paragraph" style:parent-style-name="Preformatted_20_Text" style:list-style-name="L1">
      <loext:graphic-properties draw:fill="solid" draw:fill-color="#333333" draw:opacity="100%"/>
      <style:paragraph-properties fo:margin-left="0in" fo:margin-right="0in" fo:margin-top="0in" fo:margin-bottom="0in" loext:contextual-spacing="false" style:line-height-at-least="0.1665in" fo:text-align="start" style:justify-single-word="false" fo:orphans="2" fo:widows="2" fo:text-indent="0in" style:auto-text-indent="false" fo:background-color="#333333" fo:padding-left="0.3126in" fo:padding-right="0in" fo:padding-top="0.2083in" fo:padding-bottom="0.2083in" fo:border-left="0.06pt solid #cccccc" fo:border-right="none" fo:border-top="0.06pt solid #cccccc" fo:border-bottom="0.06pt solid #cccccc"/>
      <style:text-properties fo:font-variant="normal" fo:text-transform="none" fo:color="#ffffff" style:font-name="Menlo" fo:font-size="9.75pt" fo:letter-spacing="normal" fo:font-style="normal" fo:font-weight="normal" fo:background-color="#202020"/>
    </style:style>
    <style:style style:name="P12" style:family="paragraph" style:parent-style-name="Preformatted_20_Text" style:list-style-name="L2">
      <loext:graphic-properties draw:fill="solid" draw:fill-color="#333333" draw:opacity="100%"/>
      <style:paragraph-properties fo:margin-left="0in" fo:margin-right="0in" fo:margin-top="0in" fo:margin-bottom="0in" loext:contextual-spacing="false" style:line-height-at-least="0.1665in" fo:orphans="2" fo:widows="2" fo:text-indent="0in" style:auto-text-indent="false" fo:background-color="#333333" fo:padding-left="0.3126in" fo:padding-right="0in" fo:padding-top="0.2083in" fo:padding-bottom="0.2083in" fo:border-left="0.06pt solid #cccccc" fo:border-right="none" fo:border-top="0.06pt solid #cccccc" fo:border-bottom="0.06pt solid #cccccc"/>
      <style:text-properties fo:font-variant="normal" fo:text-transform="none" fo:color="#ffffff" style:font-name="Menlo" fo:font-size="9.75pt" fo:letter-spacing="normal" fo:font-style="normal" fo:font-weight="normal" fo:background-color="#202020"/>
    </style:style>
    <style:style style:name="P13" style:family="paragraph" style:parent-style-name="Preformatted_20_Text" style:list-style-name="L4">
      <loext:graphic-properties draw:fill="solid" draw:fill-color="#333333" draw:opacity="100%"/>
      <style:paragraph-properties fo:margin-left="0in" fo:margin-right="0in" fo:margin-top="0in" fo:margin-bottom="0in" loext:contextual-spacing="false" style:line-height-at-least="0.1665in" fo:orphans="2" fo:widows="2" fo:text-indent="0in" style:auto-text-indent="false" fo:background-color="#333333" fo:padding-left="0.3126in" fo:padding-right="0in" fo:padding-top="0.2083in" fo:padding-bottom="0.2083in" fo:border-left="0.06pt solid #cccccc" fo:border-right="none" fo:border-top="0.06pt solid #cccccc" fo:border-bottom="0.06pt solid #cccccc"/>
      <style:text-properties fo:font-variant="normal" fo:text-transform="none" fo:color="#ffffff" style:font-name="Menlo" fo:font-size="9.75pt" fo:letter-spacing="normal" fo:font-style="normal" fo:font-weight="normal" fo:background-color="#202020"/>
    </style:style>
    <style:style style:name="P14" style:family="paragraph" style:parent-style-name="Preformatted_20_Text" style:list-style-name="L6">
      <loext:graphic-properties draw:fill="solid" draw:fill-color="#333333" draw:opacity="100%"/>
      <style:paragraph-properties fo:margin-left="0in" fo:margin-right="0in" fo:margin-top="0in" fo:margin-bottom="0in" loext:contextual-spacing="false" style:line-height-at-least="0.1665in" fo:orphans="2" fo:widows="2" fo:text-indent="0in" style:auto-text-indent="false" fo:background-color="#333333" fo:padding-left="0.3126in" fo:padding-right="0in" fo:padding-top="0.2083in" fo:padding-bottom="0.2083in" fo:border-left="0.06pt solid #cccccc" fo:border-right="none" fo:border-top="0.06pt solid #cccccc" fo:border-bottom="0.06pt solid #cccccc"/>
      <style:text-properties fo:font-variant="normal" fo:text-transform="none" fo:color="#ffffff" style:font-name="Menlo" fo:font-size="9.75pt" fo:letter-spacing="normal" fo:font-style="normal" fo:font-weight="normal" fo:background-color="#202020"/>
    </style:style>
    <style:style style:name="P15" style:family="paragraph" style:parent-style-name="Preformatted_20_Text" style:list-style-name="L7">
      <loext:graphic-properties draw:fill="solid" draw:fill-color="#333333" draw:opacity="100%"/>
      <style:paragraph-properties fo:margin-left="0in" fo:margin-right="0in" fo:margin-top="0in" fo:margin-bottom="0in" loext:contextual-spacing="false" style:line-height-at-least="0.1665in" fo:orphans="2" fo:widows="2" fo:text-indent="0in" style:auto-text-indent="false" fo:background-color="#333333" fo:padding-left="0.3126in" fo:padding-right="0in" fo:padding-top="0.2083in" fo:padding-bottom="0.2083in" fo:border-left="0.06pt solid #cccccc" fo:border-right="none" fo:border-top="0.06pt solid #cccccc" fo:border-bottom="0.06pt solid #cccccc"/>
      <style:text-properties fo:font-variant="normal" fo:text-transform="none" fo:color="#ffffff" style:font-name="Menlo" fo:font-size="9.75pt" fo:letter-spacing="normal" fo:font-style="normal" fo:font-weight="normal" fo:background-color="#202020"/>
    </style:style>
    <style:style style:name="P16" style:family="paragraph" style:parent-style-name="Preformatted_20_Text" style:list-style-name="L7">
      <loext:graphic-properties draw:fill="solid" draw:fill-color="#333333" draw:opacity="100%"/>
      <style:paragraph-properties fo:margin-left="0in" fo:margin-right="0in" fo:margin-top="0in" fo:margin-bottom="0in" loext:contextual-spacing="false" style:line-height-at-least="0.1665in" fo:orphans="2" fo:widows="2" fo:text-indent="0in" style:auto-text-indent="false" fo:background-color="#333333" fo:padding-left="0.3126in" fo:padding-right="0in" fo:padding-top="0.2083in" fo:padding-bottom="0.2083in" fo:border-left="0.06pt solid #cccccc" fo:border-right="none" fo:border-top="0.06pt solid #cccccc" fo:border-bottom="0.06pt solid #cccccc"/>
      <style:text-properties fo:font-variant="normal" fo:text-transform="none" fo:color="#ffffff" style:font-name="Menlo" fo:font-size="9.75pt" fo:letter-spacing="normal" fo:font-style="normal" fo:font-weight="normal" officeooo:paragraph-rsid="0009eaa0" fo:background-color="#202020"/>
    </style:style>
    <style:style style:name="P17" style:family="paragraph" style:parent-style-name="Preformatted_20_Text" style:list-style-name="L8">
      <loext:graphic-properties draw:fill="solid" draw:fill-color="#333333" draw:opacity="100%"/>
      <style:paragraph-properties fo:margin-left="0in" fo:margin-right="0in" fo:margin-top="0in" fo:margin-bottom="0in" loext:contextual-spacing="false" style:line-height-at-least="0.1665in" fo:orphans="2" fo:widows="2" fo:text-indent="0in" style:auto-text-indent="false" fo:background-color="#333333" fo:padding-left="0.3126in" fo:padding-right="0in" fo:padding-top="0.2083in" fo:padding-bottom="0.2083in" fo:border-left="0.06pt solid #cccccc" fo:border-right="none" fo:border-top="0.06pt solid #cccccc" fo:border-bottom="0.06pt solid #cccccc"/>
      <style:text-properties fo:font-variant="normal" fo:text-transform="none" fo:color="#ffffff" style:font-name="Menlo" fo:font-size="9.75pt" fo:letter-spacing="normal" fo:font-style="normal" fo:font-weight="normal" fo:background-color="#202020"/>
    </style:style>
    <style:style style:name="P18" style:family="paragraph" style:parent-style-name="Preformatted_20_Text" style:list-style-name="L9">
      <loext:graphic-properties draw:fill="solid" draw:fill-color="#333333" draw:opacity="100%"/>
      <style:paragraph-properties fo:margin-left="0in" fo:margin-right="0in" fo:margin-top="0in" fo:margin-bottom="0in" loext:contextual-spacing="false" style:line-height-at-least="0.1665in" fo:orphans="2" fo:widows="2" fo:text-indent="0in" style:auto-text-indent="false" fo:background-color="#333333" fo:padding-left="0.3126in" fo:padding-right="0in" fo:padding-top="0.2083in" fo:padding-bottom="0.2083in" fo:border-left="0.06pt solid #cccccc" fo:border-right="none" fo:border-top="0.06pt solid #cccccc" fo:border-bottom="0.06pt solid #cccccc"/>
      <style:text-properties fo:font-variant="normal" fo:text-transform="none" fo:color="#ffffff" style:font-name="Menlo" fo:font-size="9.75pt" fo:letter-spacing="normal" fo:font-style="normal" fo:font-weight="normal" fo:background-color="#202020"/>
    </style:style>
    <style:style style:name="P19" style:family="paragraph" style:parent-style-name="Preformatted_20_Text">
      <loext:graphic-properties draw:fill="solid" draw:fill-color="#333333" draw:opacity="100%"/>
      <style:paragraph-properties fo:margin-left="0in" fo:margin-right="0in" fo:margin-top="0in" fo:margin-bottom="0in" loext:contextual-spacing="false" style:line-height-at-least="0.1665in" fo:text-align="start" style:justify-single-word="false" fo:orphans="2" fo:widows="2" fo:text-indent="0in" style:auto-text-indent="false" fo:background-color="#333333" fo:padding-left="0.3126in" fo:padding-right="0in" fo:padding-top="0.2083in" fo:padding-bottom="0.2083in" fo:border-left="0.06pt solid #cccccc" fo:border-right="none" fo:border-top="0.06pt solid #cccccc" fo:border-bottom="0.06pt solid #cccccc"/>
      <style:text-properties fo:font-variant="normal" fo:text-transform="none" fo:color="#ffffff" fo:letter-spacing="normal" fo:background-color="#202020"/>
    </style:style>
    <style:style style:name="P20" style:family="paragraph" style:parent-style-name="Preformatted_20_Text" style:list-style-name="L6">
      <loext:graphic-properties draw:fill="solid" draw:fill-color="#333333" draw:opacity="100%"/>
      <style:paragraph-properties fo:margin-left="0in" fo:margin-right="0in" fo:margin-top="0in" fo:margin-bottom="0in" loext:contextual-spacing="false" style:line-height-at-least="0.1665in" fo:orphans="2" fo:widows="2" fo:text-indent="0in" style:auto-text-indent="false" fo:background-color="#333333" fo:padding-left="0.3126in" fo:padding-right="0in" fo:padding-top="0.2083in" fo:padding-bottom="0.2083in" fo:border-left="0.06pt solid #cccccc" fo:border-right="none" fo:border-top="0.06pt solid #cccccc" fo:border-bottom="0.06pt solid #cccccc"/>
      <style:text-properties fo:font-variant="normal" fo:text-transform="none" fo:color="#6ab825" style:font-name="Menlo" fo:font-size="9.75pt" fo:letter-spacing="normal" fo:font-style="normal" fo:font-weight="bold" fo:background-color="#202020"/>
    </style:style>
    <style:style style:name="P21" style:family="paragraph" style:parent-style-name="Preformatted_20_Text">
      <loext:graphic-properties draw:fill="solid" draw:fill-color="#333333" draw:opacity="100%"/>
      <style:paragraph-properties fo:margin-left="0in" fo:margin-right="0in" fo:margin-top="0in" fo:margin-bottom="0.1043in" loext:contextual-spacing="false" fo:line-height="142%" fo:orphans="2" fo:widows="2" fo:text-indent="0in" style:auto-text-indent="false" fo:background-color="#333333" fo:padding-left="0.3126in" fo:padding-right="0in" fo:padding-top="0.2083in" fo:padding-bottom="0.2083in" fo:border-left="0.06pt solid #cccccc" fo:border-right="none" fo:border-top="0.06pt solid #cccccc" fo:border-bottom="0.06pt solid #cccccc"/>
      <style:text-properties fo:font-variant="normal" fo:text-transform="none" fo:color="#ffffff" style:font-name="Menlo" fo:font-size="9.75pt" fo:letter-spacing="normal" fo:font-style="normal" fo:font-weight="normal"/>
    </style:style>
    <style:style style:name="P22" style:family="paragraph" style:parent-style-name="Preformatted_20_Text" style:list-style-name="L12">
      <loext:graphic-properties draw:fill="solid" draw:fill-color="#333333" draw:opacity="100%"/>
      <style:paragraph-properties fo:margin-left="0in" fo:margin-right="0in" fo:margin-top="0in" fo:margin-bottom="0.1043in" loext:contextual-spacing="false" fo:line-height="142%" fo:orphans="2" fo:widows="2" fo:text-indent="0in" style:auto-text-indent="false" fo:background-color="#333333" fo:padding-left="0.3126in" fo:padding-right="0in" fo:padding-top="0.2083in" fo:padding-bottom="0.2083in" fo:border-left="0.06pt solid #cccccc" fo:border-right="none" fo:border-top="0.06pt solid #cccccc" fo:border-bottom="0.06pt solid #cccccc"/>
      <style:text-properties fo:font-variant="normal" fo:text-transform="none" fo:color="#ffffff" style:font-name="Menlo" fo:font-size="9.75pt" fo:letter-spacing="normal" fo:font-style="normal" fo:font-weight="normal"/>
    </style:style>
    <style:style style:name="P23" style:family="paragraph" style:parent-style-name="Preformatted_20_Text" style:list-style-name="L13">
      <loext:graphic-properties draw:fill="solid" draw:fill-color="#333333" draw:opacity="100%"/>
      <style:paragraph-properties fo:margin-left="0in" fo:margin-right="0in" fo:margin-top="0in" fo:margin-bottom="0.1043in" loext:contextual-spacing="false" fo:line-height="142%" fo:orphans="2" fo:widows="2" fo:text-indent="0in" style:auto-text-indent="false" fo:background-color="#333333" fo:padding-left="0.3126in" fo:padding-right="0in" fo:padding-top="0.2083in" fo:padding-bottom="0.2083in" fo:border-left="0.06pt solid #cccccc" fo:border-right="none" fo:border-top="0.06pt solid #cccccc" fo:border-bottom="0.06pt solid #cccccc"/>
      <style:text-properties fo:font-variant="normal" fo:text-transform="none" fo:color="#ffffff" style:font-name="Menlo" fo:font-size="9.75pt" fo:letter-spacing="normal" fo:font-style="normal" fo:font-weight="normal"/>
    </style:style>
    <style:style style:name="P24" style:family="paragraph" style:parent-style-name="Preformatted_20_Text" style:list-style-name="L14">
      <loext:graphic-properties draw:fill="solid" draw:fill-color="#333333" draw:opacity="100%"/>
      <style:paragraph-properties fo:margin-left="0in" fo:margin-right="0in" fo:margin-top="0in" fo:margin-bottom="0.1043in" loext:contextual-spacing="false" fo:line-height="142%" fo:orphans="2" fo:widows="2" fo:text-indent="0in" style:auto-text-indent="false" fo:background-color="#333333" fo:padding-left="0.3126in" fo:padding-right="0in" fo:padding-top="0.2083in" fo:padding-bottom="0.2083in" fo:border-left="0.06pt solid #cccccc" fo:border-right="none" fo:border-top="0.06pt solid #cccccc" fo:border-bottom="0.06pt solid #cccccc"/>
      <style:text-properties fo:font-variant="normal" fo:text-transform="none" fo:color="#ffffff" style:font-name="Menlo" fo:font-size="9.75pt" fo:letter-spacing="normal" fo:font-style="normal" fo:font-weight="normal"/>
    </style:style>
    <style:style style:name="P25" style:family="paragraph" style:parent-style-name="Preformatted_20_Text">
      <loext:graphic-properties draw:fill="solid" draw:fill-color="#333333" draw:opacity="100%"/>
      <style:paragraph-properties fo:margin-left="0in" fo:margin-right="0in" fo:margin-top="0in" fo:margin-bottom="0.1043in" loext:contextual-spacing="false" fo:line-height="142%" fo:text-indent="0in" style:auto-text-indent="false" fo:background-color="#333333" fo:padding-left="0.3126in" fo:padding-right="0in" fo:padding-top="0.2083in" fo:padding-bottom="0.2083in" fo:border-left="0.06pt solid #cccccc" fo:border-right="none" fo:border-top="0.06pt solid #cccccc" fo:border-bottom="0.06pt solid #cccccc"/>
      <style:text-properties fo:color="#ffffff" style:font-name="Menlo" fo:font-size="9.75pt"/>
    </style:style>
    <style:style style:name="P26" style:family="paragraph" style:parent-style-name="Preformatted_20_Text">
      <style:paragraph-properties fo:margin-left="0in" fo:margin-right="0in" fo:margin-top="0in" fo:margin-bottom="0.1043in" loext:contextual-spacing="false" fo:orphans="2" fo:widows="2" fo:text-indent="0in" style:auto-text-indent="false"/>
      <style:text-properties fo:font-variant="normal" fo:text-transform="none" fo:color="#ffffff" style:font-name="Menlo" fo:font-size="9.75pt" fo:letter-spacing="normal" fo:font-style="normal" fo:font-weight="normal" fo:background-color="#202020"/>
    </style:style>
    <style:style style:name="P27" style:family="paragraph" style:parent-style-name="Preformatted_20_Text">
      <loext:graphic-properties draw:fill="solid" draw:fill-color="#333333" draw:opacity="100%"/>
      <style:paragraph-properties fo:margin-top="0in" fo:margin-bottom="0in" loext:contextual-spacing="false" style:line-height-at-least="0.1665in" fo:text-align="start" style:justify-single-word="false" fo:orphans="2" fo:widows="2" fo:background-color="#333333" fo:padding-left="0.3126in" fo:padding-right="0in" fo:padding-top="0.2083in" fo:padding-bottom="0.2083in" fo:border-left="0.06pt solid #cccccc" fo:border-right="none" fo:border-top="0.06pt solid #cccccc" fo:border-bottom="0.06pt solid #cccccc"/>
      <style:text-properties fo:font-variant="normal" fo:text-transform="none" fo:color="#ffffff" style:font-name="Menlo" fo:font-size="9.75pt" fo:letter-spacing="normal" fo:font-style="normal" fo:font-weight="normal" fo:background-color="#202020"/>
    </style:style>
    <style:style style:name="P28" style:family="paragraph" style:parent-style-name="Preformatted_20_Text" style:list-style-name="L6">
      <loext:graphic-properties draw:fill="solid" draw:fill-color="#333333" draw:opacity="100%"/>
      <style:paragraph-properties fo:margin-top="0in" fo:margin-bottom="0in" loext:contextual-spacing="false" style:line-height-at-least="0.1665in" fo:orphans="2" fo:widows="2" fo:background-color="#333333" fo:padding-left="0.3126in" fo:padding-right="0in" fo:padding-top="0.2083in" fo:padding-bottom="0.2083in" fo:border-left="0.06pt solid #cccccc" fo:border-right="none" fo:border-top="0.06pt solid #cccccc" fo:border-bottom="0.06pt solid #cccccc"/>
      <style:text-properties fo:font-variant="normal" fo:text-transform="none" fo:color="#ffffff" style:font-name="Menlo" fo:font-size="9.75pt" fo:letter-spacing="normal" fo:font-style="normal" fo:font-weight="normal" fo:background-color="#202020"/>
    </style:style>
    <style:style style:name="P29" style:family="paragraph" style:parent-style-name="Preformatted_20_Text" style:list-style-name="L6">
      <loext:graphic-properties draw:fill="solid" draw:fill-color="#333333" draw:opacity="100%"/>
      <style:paragraph-properties fo:margin-top="0in" fo:margin-bottom="0in" loext:contextual-spacing="false" style:line-height-at-least="0.1665in" fo:orphans="2" fo:widows="2" fo:background-color="#333333" fo:padding-left="0.3126in" fo:padding-right="0in" fo:padding-top="0.2083in" fo:padding-bottom="0.2083in" fo:border-left="0.06pt solid #cccccc" fo:border-right="none" fo:border-top="0.06pt solid #cccccc" fo:border-bottom="0.06pt solid #cccccc"/>
      <style:text-properties fo:font-variant="normal" fo:text-transform="none" fo:color="#ffffff" fo:letter-spacing="normal" fo:background-color="#202020"/>
    </style:style>
    <style:style style:name="P30" style:family="paragraph" style:parent-style-name="Preformatted_20_Text" style:list-style-name="L9">
      <loext:graphic-properties draw:fill="solid" draw:fill-color="#333333" draw:opacity="100%"/>
      <style:paragraph-properties fo:margin-top="0in" fo:margin-bottom="0in" loext:contextual-spacing="false" style:line-height-at-least="0.1665in" fo:orphans="2" fo:widows="2" fo:background-color="#333333" fo:padding-left="0.3126in" fo:padding-right="0in" fo:padding-top="0.2083in" fo:padding-bottom="0.2083in" fo:border-left="0.06pt solid #cccccc" fo:border-right="none" fo:border-top="0.06pt solid #cccccc" fo:border-bottom="0.06pt solid #cccccc"/>
      <style:text-properties fo:font-variant="normal" fo:text-transform="none" fo:color="#ffffff" fo:letter-spacing="normal" fo:background-color="#202020"/>
    </style:style>
    <style:style style:name="P31" style:family="paragraph" style:parent-style-name="Preformatted_20_Text">
      <loext:graphic-properties draw:fill="solid" draw:fill-color="#333333" draw:opacity="100%"/>
      <style:paragraph-properties fo:margin-top="0in" fo:margin-bottom="0in" loext:contextual-spacing="false" style:line-height-at-least="0.1665in" fo:text-align="start" style:justify-single-word="false" fo:orphans="2" fo:widows="2" fo:background-color="#333333" fo:padding-left="0.3126in" fo:padding-right="0in" fo:padding-top="0.2083in" fo:padding-bottom="0.2083in" fo:border-left="0.06pt solid #cccccc" fo:border-right="none" fo:border-top="0.06pt solid #cccccc" fo:border-bottom="0.06pt solid #cccccc"/>
      <style:text-properties fo:font-variant="normal" fo:text-transform="none" fo:color="#ffffff" fo:letter-spacing="normal" fo:background-color="#202020"/>
    </style:style>
    <style:style style:name="P32" style:family="paragraph" style:parent-style-name="Preformatted_20_Text">
      <loext:graphic-properties draw:fill="solid" draw:fill-color="#333333" draw:opacity="100%"/>
      <style:paragraph-properties fo:margin-top="0in" fo:margin-bottom="0in" loext:contextual-spacing="false" style:line-height-at-least="0.1665in" fo:text-align="start" style:justify-single-word="false" fo:orphans="2" fo:widows="2" fo:background-color="#333333" fo:padding-left="0.3126in" fo:padding-right="0in" fo:padding-top="0.2083in" fo:padding-bottom="0.2083in" fo:border-left="0.06pt solid #cccccc" fo:border-right="none" fo:border-top="0.06pt solid #cccccc" fo:border-bottom="0.06pt solid #cccccc"/>
      <style:text-properties fo:font-variant="normal" fo:text-transform="none" fo:color="#cccccc" style:font-name="Menlo" fo:font-size="9.75pt" fo:letter-spacing="normal" fo:font-style="normal" fo:font-weight="normal" fo:background-color="#202020"/>
    </style:style>
    <style:style style:name="P33" style:family="paragraph" style:parent-style-name="Preformatted_20_Text" style:list-style-name="L1">
      <loext:graphic-properties draw:fill="solid" draw:fill-color="#333333" draw:opacity="100%"/>
      <style:paragraph-properties fo:margin-top="0in" fo:margin-bottom="0in" loext:contextual-spacing="false" style:line-height-at-least="0.1665in" fo:text-align="start" style:justify-single-word="false" fo:orphans="2" fo:widows="2" fo:background-color="#333333" fo:padding-left="0.3126in" fo:padding-right="0in" fo:padding-top="0.2083in" fo:padding-bottom="0.2083in" fo:border-left="0.06pt solid #cccccc" fo:border-right="none" fo:border-top="0.06pt solid #cccccc" fo:border-bottom="0.06pt solid #cccccc"/>
      <style:text-properties fo:font-variant="normal" fo:text-transform="none" fo:color="#cccccc" style:font-name="Menlo" fo:font-size="9.75pt" fo:letter-spacing="normal" fo:font-style="normal" fo:font-weight="normal" fo:background-color="#202020"/>
    </style:style>
    <style:style style:name="P34" style:family="paragraph" style:parent-style-name="Preformatted_20_Text" style:list-style-name="L2">
      <loext:graphic-properties draw:fill="solid" draw:fill-color="#333333" draw:opacity="100%"/>
      <style:paragraph-properties fo:margin-top="0in" fo:margin-bottom="0in" loext:contextual-spacing="false" style:line-height-at-least="0.1665in" fo:orphans="2" fo:widows="2" fo:background-color="#333333" fo:padding-left="0.3126in" fo:padding-right="0in" fo:padding-top="0.2083in" fo:padding-bottom="0.2083in" fo:border-left="0.06pt solid #cccccc" fo:border-right="none" fo:border-top="0.06pt solid #cccccc" fo:border-bottom="0.06pt solid #cccccc"/>
      <style:text-properties fo:font-variant="normal" fo:text-transform="none" fo:color="#cccccc" style:font-name="Menlo" fo:font-size="9.75pt" fo:letter-spacing="normal" fo:font-style="normal" fo:font-weight="normal" fo:background-color="#202020"/>
    </style:style>
    <style:style style:name="P35" style:family="paragraph" style:parent-style-name="Preformatted_20_Text" style:list-style-name="L6">
      <loext:graphic-properties draw:fill="solid" draw:fill-color="#333333" draw:opacity="100%"/>
      <style:paragraph-properties fo:margin-top="0in" fo:margin-bottom="0in" loext:contextual-spacing="false" style:line-height-at-least="0.1665in" fo:orphans="2" fo:widows="2" fo:background-color="#333333" fo:padding-left="0.3126in" fo:padding-right="0in" fo:padding-top="0.2083in" fo:padding-bottom="0.2083in" fo:border-left="0.06pt solid #cccccc" fo:border-right="none" fo:border-top="0.06pt solid #cccccc" fo:border-bottom="0.06pt solid #cccccc"/>
      <style:text-properties fo:font-variant="normal" fo:text-transform="none" fo:color="#cccccc" style:font-name="Menlo" fo:font-size="9.75pt" fo:letter-spacing="normal" fo:font-style="normal" fo:font-weight="normal" fo:background-color="#202020"/>
    </style:style>
    <style:style style:name="P36" style:family="paragraph" style:parent-style-name="Preformatted_20_Text" style:list-style-name="L8">
      <loext:graphic-properties draw:fill="solid" draw:fill-color="#333333" draw:opacity="100%"/>
      <style:paragraph-properties fo:margin-top="0in" fo:margin-bottom="0in" loext:contextual-spacing="false" style:line-height-at-least="0.1665in" fo:orphans="2" fo:widows="2" fo:background-color="#333333" fo:padding-left="0.3126in" fo:padding-right="0in" fo:padding-top="0.2083in" fo:padding-bottom="0.2083in" fo:border-left="0.06pt solid #cccccc" fo:border-right="none" fo:border-top="0.06pt solid #cccccc" fo:border-bottom="0.06pt solid #cccccc"/>
      <style:text-properties fo:font-variant="normal" fo:text-transform="none" fo:color="#cccccc" style:font-name="Menlo" fo:font-size="9.75pt" fo:letter-spacing="normal" fo:font-style="normal" fo:font-weight="normal" fo:background-color="#202020"/>
    </style:style>
    <style:style style:name="P37" style:family="paragraph" style:parent-style-name="Preformatted_20_Text" style:list-style-name="L9">
      <loext:graphic-properties draw:fill="solid" draw:fill-color="#333333" draw:opacity="100%"/>
      <style:paragraph-properties fo:margin-top="0in" fo:margin-bottom="0in" loext:contextual-spacing="false" style:line-height-at-least="0.1665in" fo:orphans="2" fo:widows="2" fo:background-color="#333333" fo:padding-left="0.3126in" fo:padding-right="0in" fo:padding-top="0.2083in" fo:padding-bottom="0.2083in" fo:border-left="0.06pt solid #cccccc" fo:border-right="none" fo:border-top="0.06pt solid #cccccc" fo:border-bottom="0.06pt solid #cccccc"/>
      <style:text-properties fo:font-variant="normal" fo:text-transform="none" fo:color="#cccccc" style:font-name="Menlo" fo:font-size="9.75pt" fo:letter-spacing="normal" fo:font-style="normal" fo:font-weight="normal" fo:background-color="#202020"/>
    </style:style>
    <style:style style:name="P38" style:family="paragraph" style:parent-style-name="Preformatted_20_Text" style:list-style-name="L2">
      <loext:graphic-properties draw:fill="solid" draw:fill-color="#333333" draw:opacity="100%"/>
      <style:paragraph-properties fo:margin-top="0in" fo:margin-bottom="0in" loext:contextual-spacing="false" style:line-height-at-least="0.1665in" fo:orphans="2" fo:widows="2" fo:background-color="#333333" fo:padding-left="0.3126in" fo:padding-right="0in" fo:padding-top="0.2083in" fo:padding-bottom="0.2083in" fo:border-left="0.06pt solid #cccccc" fo:border-right="none" fo:border-top="0.06pt solid #cccccc" fo:border-bottom="0.06pt solid #cccccc"/>
      <style:text-properties fo:font-variant="normal" fo:text-transform="none" fo:color="#cccccc" style:font-name="Menlo" fo:font-size="9.75pt" fo:letter-spacing="normal" fo:font-style="normal" fo:font-weight="normal"/>
    </style:style>
    <style:style style:name="P39" style:family="paragraph" style:parent-style-name="Preformatted_20_Text">
      <loext:graphic-properties draw:fill="solid" draw:fill-color="#333333" draw:opacity="100%"/>
      <style:paragraph-properties fo:margin-top="0in" fo:margin-bottom="0in" loext:contextual-spacing="false" style:line-height-at-least="0.1665in" fo:text-align="start" style:justify-single-word="false" fo:orphans="2" fo:widows="2" fo:background-color="#333333" fo:padding-left="0.3126in" fo:padding-right="0in" fo:padding-top="0.2083in" fo:padding-bottom="0.2083in" fo:border-left="0.06pt solid #cccccc" fo:border-right="none" fo:border-top="0.06pt solid #cccccc" fo:border-bottom="0.06pt solid #cccccc"/>
      <style:text-properties fo:font-variant="normal" fo:text-transform="none" fo:color="#cccccc" style:font-name="Menlo" fo:font-size="9.75pt" fo:letter-spacing="normal" fo:font-style="normal" fo:font-weight="normal"/>
    </style:style>
    <style:style style:name="P40" style:family="paragraph" style:parent-style-name="Preformatted_20_Text">
      <loext:graphic-properties draw:fill="solid" draw:fill-color="#333333" draw:opacity="100%"/>
      <style:paragraph-properties fo:margin-top="0in" fo:margin-bottom="0in" loext:contextual-spacing="false" style:line-height-at-least="0.1665in" fo:text-align="start" style:justify-single-word="false" fo:orphans="2" fo:widows="2" fo:background-color="#333333" fo:padding-left="0.3126in" fo:padding-right="0in" fo:padding-top="0.2083in" fo:padding-bottom="0.2083in" fo:border-left="0.06pt solid #cccccc" fo:border-right="none" fo:border-top="0.06pt solid #cccccc" fo:border-bottom="0.06pt solid #cccccc"/>
      <style:text-properties fo:font-variant="normal" fo:text-transform="none" fo:color="#cccccc" fo:letter-spacing="normal" fo:background-color="#202020"/>
    </style:style>
    <style:style style:name="P41" style:family="paragraph" style:parent-style-name="Preformatted_20_Text">
      <loext:graphic-properties draw:fill="solid" draw:fill-color="#333333" draw:opacity="100%"/>
      <style:paragraph-properties fo:margin-top="0in" fo:margin-bottom="0in" loext:contextual-spacing="false" style:line-height-at-least="0.1665in" fo:text-align="start" style:justify-single-word="false" fo:orphans="2" fo:widows="2" fo:background-color="#333333" fo:padding-left="0.3126in" fo:padding-right="0in" fo:padding-top="0.2083in" fo:padding-bottom="0.2083in" fo:border-left="0.06pt solid #cccccc" fo:border-right="none" fo:border-top="0.06pt solid #cccccc" fo:border-bottom="0.06pt solid #cccccc"/>
    </style:style>
    <style:style style:name="P42" style:family="paragraph" style:parent-style-name="Preformatted_20_Text" style:list-style-name="L1">
      <loext:graphic-properties draw:fill="solid" draw:fill-color="#333333" draw:opacity="100%"/>
      <style:paragraph-properties fo:margin-top="0in" fo:margin-bottom="0in" loext:contextual-spacing="false" style:line-height-at-least="0.1665in" fo:text-align="start" style:justify-single-word="false" fo:orphans="2" fo:widows="2" fo:background-color="#333333" fo:padding-left="0.3126in" fo:padding-right="0in" fo:padding-top="0.2083in" fo:padding-bottom="0.2083in" fo:border-left="0.06pt solid #cccccc" fo:border-right="none" fo:border-top="0.06pt solid #cccccc" fo:border-bottom="0.06pt solid #cccccc"/>
    </style:style>
    <style:style style:name="P43" style:family="paragraph" style:parent-style-name="Preformatted_20_Text" style:list-style-name="L2">
      <loext:graphic-properties draw:fill="solid" draw:fill-color="#333333" draw:opacity="100%"/>
      <style:paragraph-properties fo:margin-top="0in" fo:margin-bottom="0in" loext:contextual-spacing="false" style:line-height-at-least="0.1665in" fo:orphans="2" fo:widows="2" fo:background-color="#333333" fo:padding-left="0.3126in" fo:padding-right="0in" fo:padding-top="0.2083in" fo:padding-bottom="0.2083in" fo:border-left="0.06pt solid #cccccc" fo:border-right="none" fo:border-top="0.06pt solid #cccccc" fo:border-bottom="0.06pt solid #cccccc"/>
    </style:style>
    <style:style style:name="P44" style:family="paragraph" style:parent-style-name="Preformatted_20_Text" style:list-style-name="L6">
      <loext:graphic-properties draw:fill="solid" draw:fill-color="#333333" draw:opacity="100%"/>
      <style:paragraph-properties fo:margin-top="0in" fo:margin-bottom="0in" loext:contextual-spacing="false" style:line-height-at-least="0.1665in" fo:orphans="2" fo:widows="2" fo:background-color="#333333" fo:padding-left="0.3126in" fo:padding-right="0in" fo:padding-top="0.2083in" fo:padding-bottom="0.2083in" fo:border-left="0.06pt solid #cccccc" fo:border-right="none" fo:border-top="0.06pt solid #cccccc" fo:border-bottom="0.06pt solid #cccccc"/>
    </style:style>
    <style:style style:name="P45" style:family="paragraph" style:parent-style-name="Preformatted_20_Text" style:list-style-name="L8">
      <loext:graphic-properties draw:fill="solid" draw:fill-color="#333333" draw:opacity="100%"/>
      <style:paragraph-properties fo:margin-top="0in" fo:margin-bottom="0in" loext:contextual-spacing="false" style:line-height-at-least="0.1665in" fo:orphans="2" fo:widows="2" fo:background-color="#333333" fo:padding-left="0.3126in" fo:padding-right="0in" fo:padding-top="0.2083in" fo:padding-bottom="0.2083in" fo:border-left="0.06pt solid #cccccc" fo:border-right="none" fo:border-top="0.06pt solid #cccccc" fo:border-bottom="0.06pt solid #cccccc"/>
    </style:style>
    <style:style style:name="P46" style:family="paragraph" style:parent-style-name="Preformatted_20_Text" style:list-style-name="L9">
      <loext:graphic-properties draw:fill="solid" draw:fill-color="#333333" draw:opacity="100%"/>
      <style:paragraph-properties fo:margin-top="0in" fo:margin-bottom="0in" loext:contextual-spacing="false" style:line-height-at-least="0.1665in" fo:orphans="2" fo:widows="2" fo:background-color="#333333" fo:padding-left="0.3126in" fo:padding-right="0in" fo:padding-top="0.2083in" fo:padding-bottom="0.2083in" fo:border-left="0.06pt solid #cccccc" fo:border-right="none" fo:border-top="0.06pt solid #cccccc" fo:border-bottom="0.06pt solid #cccccc"/>
    </style:style>
    <style:style style:name="P47" style:family="paragraph" style:parent-style-name="Preformatted_20_Text">
      <loext:graphic-properties draw:fill="solid" draw:fill-color="#333333" draw:opacity="100%"/>
      <style:paragraph-properties fo:margin-top="0in" fo:margin-bottom="0.1043in" loext:contextual-spacing="false" fo:line-height="142%" fo:orphans="2" fo:widows="2" fo:background-color="#333333" fo:padding-left="0.3126in" fo:padding-right="0in" fo:padding-top="0.2083in" fo:padding-bottom="0.2083in" fo:border-left="0.06pt solid #cccccc" fo:border-right="none" fo:border-top="0.06pt solid #cccccc" fo:border-bottom="0.06pt solid #cccccc"/>
      <style:text-properties fo:font-variant="normal" fo:text-transform="none" fo:color="#cccccc" style:font-name="Menlo" fo:font-size="9.75pt" fo:letter-spacing="normal" fo:font-style="normal" fo:font-weight="normal"/>
    </style:style>
    <style:style style:name="P48" style:family="paragraph" style:parent-style-name="Preformatted_20_Text" style:list-style-name="L12">
      <loext:graphic-properties draw:fill="solid" draw:fill-color="#333333" draw:opacity="100%"/>
      <style:paragraph-properties fo:margin-top="0in" fo:margin-bottom="0.1043in" loext:contextual-spacing="false" fo:line-height="142%" fo:orphans="2" fo:widows="2" fo:background-color="#333333" fo:padding-left="0.3126in" fo:padding-right="0in" fo:padding-top="0.2083in" fo:padding-bottom="0.2083in" fo:border-left="0.06pt solid #cccccc" fo:border-right="none" fo:border-top="0.06pt solid #cccccc" fo:border-bottom="0.06pt solid #cccccc"/>
      <style:text-properties fo:font-variant="normal" fo:text-transform="none" fo:color="#cccccc" style:font-name="Menlo" fo:font-size="9.75pt" fo:letter-spacing="normal" fo:font-style="normal" fo:font-weight="normal"/>
    </style:style>
    <style:style style:name="P49" style:family="paragraph" style:parent-style-name="Preformatted_20_Text" style:list-style-name="L13">
      <loext:graphic-properties draw:fill="solid" draw:fill-color="#333333" draw:opacity="100%"/>
      <style:paragraph-properties fo:margin-top="0in" fo:margin-bottom="0.1043in" loext:contextual-spacing="false" fo:line-height="142%" fo:orphans="2" fo:widows="2" fo:background-color="#333333" fo:padding-left="0.3126in" fo:padding-right="0in" fo:padding-top="0.2083in" fo:padding-bottom="0.2083in" fo:border-left="0.06pt solid #cccccc" fo:border-right="none" fo:border-top="0.06pt solid #cccccc" fo:border-bottom="0.06pt solid #cccccc"/>
      <style:text-properties fo:font-variant="normal" fo:text-transform="none" fo:color="#cccccc" style:font-name="Menlo" fo:font-size="9.75pt" fo:letter-spacing="normal" fo:font-style="normal" fo:font-weight="normal"/>
    </style:style>
    <style:style style:name="P50" style:family="paragraph" style:parent-style-name="Preformatted_20_Text" style:list-style-name="L14">
      <loext:graphic-properties draw:fill="solid" draw:fill-color="#333333" draw:opacity="100%"/>
      <style:paragraph-properties fo:margin-top="0in" fo:margin-bottom="0.1043in" loext:contextual-spacing="false" fo:line-height="142%" fo:orphans="2" fo:widows="2" fo:background-color="#333333" fo:padding-left="0.3126in" fo:padding-right="0in" fo:padding-top="0.2083in" fo:padding-bottom="0.2083in" fo:border-left="0.06pt solid #cccccc" fo:border-right="none" fo:border-top="0.06pt solid #cccccc" fo:border-bottom="0.06pt solid #cccccc"/>
      <style:text-properties fo:font-variant="normal" fo:text-transform="none" fo:color="#cccccc" style:font-name="Menlo" fo:font-size="9.75pt" fo:letter-spacing="normal" fo:font-style="normal" fo:font-weight="normal"/>
    </style:style>
    <style:style style:name="P51" style:family="paragraph" style:parent-style-name="Preformatted_20_Text">
      <loext:graphic-properties draw:fill="solid" draw:fill-color="#333333" draw:opacity="100%"/>
      <style:paragraph-properties fo:margin-top="0in" fo:margin-bottom="0.1043in" loext:contextual-spacing="false" fo:line-height="142%" fo:orphans="2" fo:widows="2" fo:background-color="#333333" fo:padding-left="0.3126in" fo:padding-right="0in" fo:padding-top="0.2083in" fo:padding-bottom="0.2083in" fo:border-left="0.06pt solid #cccccc" fo:border-right="none" fo:border-top="0.06pt solid #cccccc" fo:border-bottom="0.06pt solid #cccccc"/>
      <style:text-properties fo:font-variant="normal" fo:text-transform="none" fo:color="#ffffff" fo:letter-spacing="normal"/>
    </style:style>
    <style:style style:name="P52" style:family="paragraph" style:parent-style-name="Preformatted_20_Text">
      <loext:graphic-properties draw:fill="solid" draw:fill-color="#333333" draw:opacity="100%"/>
      <style:paragraph-properties fo:margin-top="0in" fo:margin-bottom="0.1043in" loext:contextual-spacing="false" fo:line-height="142%" fo:background-color="#333333" fo:padding-left="0.3126in" fo:padding-right="0in" fo:padding-top="0.2083in" fo:padding-bottom="0.2083in" fo:border-left="0.06pt solid #cccccc" fo:border-right="none" fo:border-top="0.06pt solid #cccccc" fo:border-bottom="0.06pt solid #cccccc"/>
      <style:text-properties fo:color="#ffffff"/>
    </style:style>
    <style:style style:name="P53" style:family="paragraph" style:parent-style-name="Preformatted_20_Text" style:master-page-name="">
      <loext:graphic-properties draw:fill="none"/>
      <style:paragraph-properties fo:margin-left="-0.0618in" fo:margin-right="0in" fo:margin-top="0in" fo:margin-bottom="0in" loext:contextual-spacing="false" fo:text-align="start" style:justify-single-word="false" fo:text-indent="0in" style:auto-text-indent="false" style:page-number="auto" fo:background-color="transparent"/>
      <style:text-properties fo:font-variant="normal" fo:text-transform="none" fo:color="#111111" style:font-name="Menlo" fo:font-size="9.75pt" fo:letter-spacing="normal" fo:font-style="normal" fo:font-weight="normal" officeooo:rsid="000275cf" officeooo:paragraph-rsid="000275cf" fo:background-color="transparent" style:font-weight-asian="bold" style:font-weight-complex="bold"/>
    </style:style>
    <style:style style:name="P54" style:family="paragraph" style:parent-style-name="Standard">
      <style:text-properties fo:font-weight="bold" officeooo:rsid="000454ce" officeooo:paragraph-rsid="000454ce" style:font-weight-asian="bold" style:font-weight-complex="bold"/>
    </style:style>
    <style:style style:name="P55" style:family="paragraph" style:parent-style-name="Standard">
      <style:paragraph-properties fo:margin-left="0in" fo:margin-right="0in" fo:orphans="2" fo:widows="2" fo:text-indent="0in" style:auto-text-indent="false"/>
      <style:text-properties fo:font-variant="normal" fo:text-transform="none" fo:color="#284d68" style:font-name="Open Sans" fo:font-size="26pt" fo:letter-spacing="normal" fo:font-style="normal" fo:font-weight="bold" officeooo:rsid="000d8b64" style:font-size-asian="26pt" style:font-weight-asian="bold" style:font-size-complex="26pt" style:font-weight-complex="bold"/>
    </style:style>
    <style:style style:name="P56" style:family="paragraph" style:parent-style-name="Standard">
      <style:paragraph-properties fo:margin-left="0in" fo:margin-right="0in" fo:orphans="2" fo:widows="2" fo:text-indent="0in" style:auto-text-indent="false"/>
      <style:text-properties officeooo:rsid="000d8b64"/>
    </style:style>
    <style:style style:name="P57" style:family="paragraph" style:parent-style-name="Standard">
      <style:paragraph-properties fo:margin-top="0.0398in" fo:margin-bottom="0.0398in" loext:contextual-spacing="false"/>
      <style:text-properties fo:font-weight="bold" officeooo:rsid="000275cf" officeooo:paragraph-rsid="000275cf" style:font-weight-asian="bold" style:font-weight-complex="bold"/>
    </style:style>
    <style:style style:name="P58" style:family="paragraph" style:parent-style-name="Text_20_body">
      <style:text-properties fo:font-variant="normal" fo:text-transform="none" fo:color="#333333" style:font-name="apple-system" fo:font-size="10.5pt" fo:letter-spacing="normal" fo:font-style="normal" fo:font-weight="bold" officeooo:rsid="000275cf" officeooo:paragraph-rsid="000275cf" style:font-weight-asian="bold" style:font-weight-complex="bold"/>
    </style:style>
    <style:style style:name="P59" style:family="paragraph" style:parent-style-name="Text_20_body">
      <style:paragraph-properties fo:margin-left="0in" fo:margin-right="0in" fo:orphans="2" fo:widows="2" fo:text-indent="0in" style:auto-text-indent="false"/>
      <style:text-properties fo:font-variant="normal" fo:text-transform="none" fo:color="#333333" style:font-name="apple-system" fo:font-size="10.5pt" fo:letter-spacing="normal" fo:font-style="normal" fo:font-weight="normal"/>
    </style:style>
    <style:style style:name="P60" style:family="paragraph" style:parent-style-name="Text_20_body">
      <style:paragraph-properties fo:margin-left="0in" fo:margin-right="0in" fo:orphans="2" fo:widows="2" fo:text-indent="0in" style:auto-text-indent="false"/>
      <style:text-properties fo:font-variant="normal" fo:text-transform="none" fo:color="#2a4e68" style:font-name="apple-system" fo:font-size="28pt" fo:letter-spacing="normal" fo:font-style="normal" fo:font-weight="normal" officeooo:rsid="000d8b64" style:font-size-asian="28pt" style:font-size-complex="28pt"/>
    </style:style>
    <style:style style:name="P61" style:family="paragraph" style:parent-style-name="Text_20_body">
      <style:paragraph-properties fo:margin-left="0in" fo:margin-right="0in" fo:orphans="2" fo:widows="2" fo:text-indent="0in" style:auto-text-indent="false"/>
      <style:text-properties fo:font-variant="normal" fo:text-transform="none" fo:color="#000000" style:font-name="Arial" fo:font-size="10pt" fo:letter-spacing="normal" fo:font-style="normal" fo:font-weight="normal" style:font-size-asian="10pt" style:font-size-complex="10pt"/>
    </style:style>
    <style:style style:name="P62" style:family="paragraph" style:parent-style-name="Text_20_body">
      <style:paragraph-properties fo:margin-left="0in" fo:margin-right="0in" fo:orphans="2" fo:widows="2" fo:text-indent="0in" style:auto-text-indent="false"/>
      <style:text-properties fo:font-variant="normal" fo:text-transform="none" fo:color="#284d68" style:font-name="Open Sans" fo:font-size="26pt" fo:letter-spacing="normal" fo:font-style="normal" fo:font-weight="bold" officeooo:rsid="000d8b64" style:font-size-asian="26pt" style:font-weight-asian="bold" style:font-size-complex="26pt" style:font-weight-complex="bold"/>
    </style:style>
    <style:style style:name="P63" style:family="paragraph" style:parent-style-name="Text_20_body">
      <style:paragraph-properties fo:margin-left="0in" fo:margin-right="0in" fo:orphans="2" fo:widows="2" fo:text-indent="0in" style:auto-text-indent="false"/>
    </style:style>
    <style:style style:name="P64" style:family="paragraph" style:parent-style-name="Text_20_body">
      <style:paragraph-properties fo:margin-left="0in" fo:margin-right="0in" fo:orphans="2" fo:widows="2" fo:text-indent="0in" style:auto-text-indent="false"/>
      <style:text-properties officeooo:rsid="000d8b64"/>
    </style:style>
    <style:style style:name="P65" style:family="paragraph" style:parent-style-name="Text_20_body">
      <style:paragraph-properties fo:margin-left="0in" fo:margin-right="0in" fo:orphans="2" fo:widows="2" fo:text-indent="0in" style:auto-text-indent="false"/>
      <style:text-properties fo:font-size="26pt" fo:font-weight="bold" officeooo:rsid="000d8b64" style:font-size-asian="26pt" style:font-weight-asian="bold" style:font-size-complex="26pt" style:font-weight-complex="bold"/>
    </style:style>
    <style:style style:name="P66" style:family="paragraph" style:parent-style-name="Text_20_body">
      <style:paragraph-properties fo:margin-left="0in" fo:margin-right="0in" fo:margin-top="0in" fo:margin-bottom="0.1043in" loext:contextual-spacing="false" fo:text-indent="0in" style:auto-text-indent="false"/>
    </style:style>
    <style:style style:name="P67" style:family="paragraph" style:parent-style-name="Text_20_body">
      <style:paragraph-properties fo:margin-left="0in" fo:margin-right="0in" fo:margin-top="0in" fo:margin-bottom="0.1043in" loext:contextual-spacing="false" fo:text-align="start" style:justify-single-word="false" fo:orphans="2" fo:widows="2" fo:text-indent="0in" style:auto-text-indent="false"/>
      <style:text-properties fo:font-variant="normal" fo:text-transform="none" fo:color="#333333" style:font-name="apple-system" fo:font-size="10.5pt" fo:letter-spacing="normal" fo:font-style="normal" fo:font-weight="normal"/>
    </style:style>
    <style:style style:name="P68" style:family="paragraph" style:parent-style-name="Text_20_body" style:list-style-name="L1">
      <style:paragraph-properties fo:margin-left="0in" fo:margin-right="0in" fo:margin-top="0in" fo:margin-bottom="0.1043in" loext:contextual-spacing="false" fo:text-align="start" style:justify-single-word="false" fo:orphans="2" fo:widows="2" fo:text-indent="0in" style:auto-text-indent="false"/>
      <style:text-properties fo:font-variant="normal" fo:text-transform="none" fo:color="#333333" style:font-name="apple-system" fo:font-size="10.5pt" fo:letter-spacing="normal" fo:font-style="normal" fo:font-weight="normal"/>
    </style:style>
    <style:style style:name="P69" style:family="paragraph" style:parent-style-name="Text_20_body">
      <style:paragraph-properties fo:margin-left="0in" fo:margin-right="0in" fo:margin-top="0in" fo:margin-bottom="0.1043in" loext:contextual-spacing="false" fo:orphans="2" fo:widows="2" fo:text-indent="0in" style:auto-text-indent="false"/>
      <style:text-properties fo:font-variant="normal" fo:text-transform="none" fo:color="#333333" style:font-name="apple-system" fo:font-size="10.5pt" fo:letter-spacing="normal" fo:font-style="normal" fo:font-weight="normal"/>
    </style:style>
    <style:style style:name="P70" style:family="paragraph" style:parent-style-name="Text_20_body" style:list-style-name="L4">
      <style:paragraph-properties fo:margin-left="0in" fo:margin-right="0in" fo:margin-top="0in" fo:margin-bottom="0.1043in" loext:contextual-spacing="false" fo:orphans="2" fo:widows="2" fo:text-indent="0in" style:auto-text-indent="false"/>
      <style:text-properties fo:font-variant="normal" fo:text-transform="none" fo:color="#333333" style:font-name="apple-system" fo:font-size="10.5pt" fo:letter-spacing="normal" fo:font-style="normal" fo:font-weight="normal"/>
    </style:style>
    <style:style style:name="P71" style:family="paragraph" style:parent-style-name="Text_20_body" style:list-style-name="L6">
      <style:paragraph-properties fo:margin-left="0in" fo:margin-right="0in" fo:margin-top="0in" fo:margin-bottom="0.1043in" loext:contextual-spacing="false" fo:orphans="2" fo:widows="2" fo:text-indent="0in" style:auto-text-indent="false"/>
      <style:text-properties fo:font-variant="normal" fo:text-transform="none" fo:color="#333333" style:font-name="apple-system" fo:font-size="10.5pt" fo:letter-spacing="normal" fo:font-style="normal" fo:font-weight="normal"/>
    </style:style>
    <style:style style:name="P72" style:family="paragraph" style:parent-style-name="Text_20_body" style:list-style-name="L7">
      <style:paragraph-properties fo:margin-left="0in" fo:margin-right="0in" fo:margin-top="0in" fo:margin-bottom="0.1043in" loext:contextual-spacing="false" fo:orphans="2" fo:widows="2" fo:text-indent="0in" style:auto-text-indent="false"/>
      <style:text-properties fo:font-variant="normal" fo:text-transform="none" fo:color="#333333" style:font-name="apple-system" fo:font-size="10.5pt" fo:letter-spacing="normal" fo:font-style="normal" fo:font-weight="normal" officeooo:paragraph-rsid="0009eaa0"/>
    </style:style>
    <style:style style:name="P73" style:family="paragraph" style:parent-style-name="Text_20_body" style:list-style-name="L8">
      <style:paragraph-properties fo:margin-left="0in" fo:margin-right="0in" fo:margin-top="0in" fo:margin-bottom="0.1043in" loext:contextual-spacing="false" fo:orphans="2" fo:widows="2" fo:text-indent="0in" style:auto-text-indent="false"/>
      <style:text-properties fo:font-variant="normal" fo:text-transform="none" fo:color="#333333" style:font-name="apple-system" fo:font-size="10.5pt" fo:letter-spacing="normal" fo:font-style="normal" fo:font-weight="normal"/>
    </style:style>
    <style:style style:name="P74" style:family="paragraph" style:parent-style-name="Text_20_body" style:list-style-name="L9">
      <style:paragraph-properties fo:margin-left="0in" fo:margin-right="0in" fo:margin-top="0in" fo:margin-bottom="0.1043in" loext:contextual-spacing="false" fo:orphans="2" fo:widows="2" fo:text-indent="0in" style:auto-text-indent="false"/>
      <style:text-properties fo:font-variant="normal" fo:text-transform="none" fo:color="#333333" style:font-name="apple-system" fo:font-size="10.5pt" fo:letter-spacing="normal" fo:font-style="normal" fo:font-weight="normal"/>
    </style:style>
    <style:style style:name="P75" style:family="paragraph" style:parent-style-name="Text_20_body" style:list-style-name="L12">
      <style:paragraph-properties fo:margin-left="0in" fo:margin-right="0in" fo:margin-top="0in" fo:margin-bottom="0.1043in" loext:contextual-spacing="false" fo:orphans="2" fo:widows="2" fo:text-indent="0in" style:auto-text-indent="false"/>
      <style:text-properties fo:font-variant="normal" fo:text-transform="none" fo:color="#333333" style:font-name="Open Sans" fo:font-size="10.5pt" fo:letter-spacing="normal" fo:font-style="normal" fo:font-weight="normal"/>
    </style:style>
    <style:style style:name="P76" style:family="paragraph" style:parent-style-name="Text_20_body" style:list-style-name="L14">
      <style:paragraph-properties fo:margin-left="0in" fo:margin-right="0in" fo:margin-top="0in" fo:margin-bottom="0.1043in" loext:contextual-spacing="false" fo:orphans="2" fo:widows="2" fo:text-indent="0in" style:auto-text-indent="false"/>
      <style:text-properties fo:font-variant="normal" fo:text-transform="none" fo:color="#333333" style:font-name="Open Sans" fo:font-size="10.5pt" fo:letter-spacing="normal" fo:font-style="normal" fo:font-weight="normal"/>
    </style:style>
    <style:style style:name="P77" style:family="paragraph" style:parent-style-name="Text_20_body" style:list-style-name="L5">
      <style:paragraph-properties fo:margin-left="0in" fo:margin-right="0in" fo:margin-top="0in" fo:margin-bottom="0.1043in" loext:contextual-spacing="false" fo:text-align="start" style:justify-single-word="false" fo:orphans="2" fo:widows="2" fo:text-indent="0in" style:auto-text-indent="false"/>
      <style:text-properties fo:font-variant="normal" fo:text-transform="none" fo:color="#2a4e68" style:font-name="apple-system" fo:font-size="10.5pt" fo:letter-spacing="normal" fo:font-style="normal" fo:font-weight="normal" fo:background-color="#edf2f7" loext:padding-left="0.1563in" loext:padding-right="0in" loext:padding-top="0in" loext:padding-bottom="0in" loext:border-left="3pt solid #2a4e68" loext:border-right="none" loext:border-top="none" loext:border-bottom="none"/>
    </style:style>
    <style:style style:name="P78" style:family="paragraph" style:parent-style-name="Text_20_body">
      <style:paragraph-properties fo:margin-left="0in" fo:margin-right="0in" fo:margin-top="0in" fo:margin-bottom="0.1043in" loext:contextual-spacing="false" fo:orphans="2" fo:widows="2" fo:text-indent="0in" style:auto-text-indent="false"/>
      <style:text-properties fo:font-variant="normal" fo:text-transform="none" fo:color="#000000" style:font-name="apple-system" fo:font-size="10pt" fo:letter-spacing="normal" fo:font-style="normal" fo:font-weight="normal" style:font-size-asian="10pt" style:font-size-complex="10pt"/>
    </style:style>
    <style:style style:name="P79" style:family="paragraph" style:parent-style-name="Text_20_body">
      <style:paragraph-properties fo:margin-left="0in" fo:margin-right="0in" fo:margin-top="0in" fo:margin-bottom="0.1043in" loext:contextual-spacing="false" fo:orphans="2" fo:widows="2" fo:text-indent="0in" style:auto-text-indent="false"/>
    </style:style>
    <style:style style:name="P80" style:family="paragraph" style:parent-style-name="Text_20_body" style:list-style-name="L2">
      <style:paragraph-properties fo:margin-left="0in" fo:margin-right="0in" fo:margin-top="0in" fo:margin-bottom="0.1043in" loext:contextual-spacing="false" fo:orphans="2" fo:widows="2" fo:text-indent="0in" style:auto-text-indent="false"/>
    </style:style>
    <style:style style:name="P81" style:family="paragraph" style:parent-style-name="Text_20_body" style:list-style-name="L4">
      <style:paragraph-properties fo:margin-left="0in" fo:margin-right="0in" fo:margin-top="0in" fo:margin-bottom="0.1043in" loext:contextual-spacing="false" fo:orphans="2" fo:widows="2" fo:text-indent="0in" style:auto-text-indent="false"/>
    </style:style>
    <style:style style:name="P82" style:family="paragraph" style:parent-style-name="Text_20_body" style:list-style-name="L6">
      <style:paragraph-properties fo:margin-left="0in" fo:margin-right="0in" fo:margin-top="0in" fo:margin-bottom="0.1043in" loext:contextual-spacing="false" fo:orphans="2" fo:widows="2" fo:text-indent="0in" style:auto-text-indent="false"/>
    </style:style>
    <style:style style:name="P83" style:family="paragraph" style:parent-style-name="Text_20_body" style:list-style-name="L12">
      <style:paragraph-properties fo:margin-left="0in" fo:margin-right="0in" fo:margin-top="0in" fo:margin-bottom="0.1043in" loext:contextual-spacing="false" fo:orphans="2" fo:widows="2" fo:text-indent="0in" style:auto-text-indent="false"/>
    </style:style>
    <style:style style:name="P84" style:family="paragraph" style:parent-style-name="Text_20_body" style:list-style-name="L13">
      <style:paragraph-properties fo:margin-left="0in" fo:margin-right="0in" fo:margin-top="0in" fo:margin-bottom="0.1043in" loext:contextual-spacing="false" fo:orphans="2" fo:widows="2" fo:text-indent="0in" style:auto-text-indent="false"/>
    </style:style>
    <style:style style:name="P85" style:family="paragraph" style:parent-style-name="Text_20_body">
      <style:paragraph-properties fo:margin-left="0in" fo:margin-right="0in" fo:margin-top="0in" fo:margin-bottom="0.1043in" loext:contextual-spacing="false" fo:text-align="start" style:justify-single-word="false" fo:orphans="2" fo:widows="2" fo:text-indent="0in" style:auto-text-indent="false"/>
    </style:style>
    <style:style style:name="P86" style:family="paragraph" style:parent-style-name="Text_20_body" style:list-style-name="L1">
      <style:paragraph-properties fo:margin-left="0in" fo:margin-right="0in" fo:margin-top="0in" fo:margin-bottom="0.1043in" loext:contextual-spacing="false" fo:text-align="start" style:justify-single-word="false" fo:orphans="2" fo:widows="2" fo:text-indent="0in" style:auto-text-indent="false"/>
    </style:style>
    <style:style style:name="P87"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color="#d0d0d0" fo:background-color="#202020"/>
    </style:style>
    <style:style style:name="P88" style:family="paragraph" style:parent-style-name="Text_20_body">
      <style:paragraph-properties fo:margin-left="0in" fo:margin-right="0in" fo:margin-top="0.1563in" fo:margin-bottom="0.1563in" loext:contextual-spacing="false" fo:text-align="start" style:justify-single-word="false" fo:orphans="2" fo:widows="2" fo:text-indent="0in" style:auto-text-indent="false"/>
      <style:text-properties fo:font-variant="normal" fo:text-transform="none" fo:color="#2a4e68" style:font-name="apple-system" fo:font-size="10.5pt" fo:letter-spacing="normal" fo:font-style="normal" fo:font-weight="normal" fo:background-color="#edf2f7" loext:padding-left="0.1563in" loext:padding-right="0in" loext:padding-top="0in" loext:padding-bottom="0in" loext:border-left="3pt solid #2a4e68" loext:border-right="none" loext:border-top="none" loext:border-bottom="none"/>
    </style:style>
    <style:style style:name="P89" style:family="paragraph" style:parent-style-name="Text_20_body">
      <style:paragraph-properties fo:margin-left="0in" fo:margin-right="0in" fo:margin-top="0.1563in" fo:margin-bottom="0.1563in" loext:contextual-spacing="false" fo:orphans="2" fo:widows="2" fo:text-indent="0in" style:auto-text-indent="false"/>
      <style:text-properties fo:font-variant="normal" fo:text-transform="none" fo:color="#2a4e68" style:font-name="apple-system" fo:font-size="10.5pt" fo:letter-spacing="normal" fo:font-style="normal" fo:font-weight="normal" fo:background-color="#edf2f7" loext:padding-left="0.1563in" loext:padding-right="0in" loext:padding-top="0in" loext:padding-bottom="0in" loext:border-left="3pt solid #2a4e68" loext:border-right="none" loext:border-top="none" loext:border-bottom="none"/>
    </style:style>
    <style:style style:name="P90" style:family="paragraph" style:parent-style-name="Text_20_body">
      <style:paragraph-properties fo:margin-left="0in" fo:margin-right="0in" fo:margin-top="0.1563in" fo:margin-bottom="0.1563in" loext:contextual-spacing="false" fo:line-height="100%" fo:text-align="start" style:justify-single-word="false" fo:orphans="2" fo:widows="2" fo:text-indent="0in" style:auto-text-indent="false"/>
      <style:text-properties fo:font-variant="normal" fo:text-transform="none" fo:color="#2a4e68" fo:letter-spacing="normal" fo:background-color="#edf2f7" loext:padding-left="0.1563in" loext:padding-right="0in" loext:padding-top="0in" loext:padding-bottom="0in" loext:border-left="3pt solid #2a4e68" loext:border-right="none" loext:border-top="none" loext:border-bottom="none"/>
    </style:style>
    <style:style style:name="P91" style:family="paragraph" style:parent-style-name="Text_20_body">
      <style:paragraph-properties fo:margin-left="0in" fo:margin-right="0in" fo:margin-top="0.1563in" fo:margin-bottom="0.1563in" loext:contextual-spacing="false" fo:text-align="start" style:justify-single-word="false" fo:orphans="2" fo:widows="2" fo:text-indent="0in" style:auto-text-indent="false"/>
      <style:text-properties fo:font-variant="normal" fo:text-transform="none" fo:color="#ffffff" style:font-name="Menlo" fo:font-size="9.75pt" fo:letter-spacing="normal" fo:font-style="normal" fo:font-weight="normal" fo:background-color="#202020"/>
    </style:style>
    <style:style style:name="P92" style:family="paragraph" style:parent-style-name="Text_20_body">
      <style:paragraph-properties fo:margin-left="0in" fo:margin-right="0in" fo:margin-top="0.2083in" fo:margin-bottom="0.1043in" loext:contextual-spacing="false" fo:line-height="110%" fo:orphans="2" fo:widows="2" fo:text-indent="0in" style:auto-text-indent="false"/>
      <style:text-properties fo:font-variant="normal" fo:text-transform="none" fo:color="#333333" style:font-name="apple-system" fo:font-size="10.5pt" fo:letter-spacing="normal" fo:font-style="normal" fo:font-weight="normal"/>
    </style:style>
    <style:style style:name="P93" style:family="paragraph" style:parent-style-name="Text_20_body">
      <style:paragraph-properties fo:margin-top="0.1563in" fo:margin-bottom="0.1563in" loext:contextual-spacing="false" fo:text-align="start" style:justify-single-word="false" fo:orphans="2" fo:widows="2"/>
      <style:text-properties fo:font-variant="normal" fo:text-transform="none" fo:color="#2a4e68" style:font-name="apple-system" fo:font-size="10.5pt" fo:letter-spacing="normal" fo:font-style="normal" fo:font-weight="normal" fo:background-color="#edf2f7" loext:padding-left="0.1563in" loext:padding-right="0in" loext:padding-top="0in" loext:padding-bottom="0in" loext:border-left="3pt solid #2a4e68" loext:border-right="none" loext:border-top="none" loext:border-bottom="none"/>
    </style:style>
    <style:style style:name="P94" style:family="paragraph" style:parent-style-name="Text_20_body" style:list-style-name="L10">
      <style:paragraph-properties fo:margin-top="0in" fo:margin-bottom="0.1043in" loext:contextual-spacing="false" fo:orphans="2" fo:widows="2"/>
    </style:style>
    <style:style style:name="P95" style:family="paragraph" style:parent-style-name="Text_20_body" style:list-style-name="L11">
      <style:paragraph-properties fo:margin-top="0in" fo:margin-bottom="0.1043in" loext:contextual-spacing="false" fo:orphans="2" fo:widows="2"/>
    </style:style>
    <style:style style:name="P96" style:family="paragraph" style:parent-style-name="Text_20_body">
      <style:paragraph-properties fo:margin-top="0.0398in" fo:margin-bottom="0.1366in" loext:contextual-spacing="false"/>
      <style:text-properties fo:font-variant="normal" fo:text-transform="none" fo:color="#333333" style:font-name="apple-system" fo:font-size="10.5pt" fo:letter-spacing="normal" fo:font-style="normal" fo:font-weight="bold" officeooo:rsid="000275cf" officeooo:paragraph-rsid="000275cf" style:font-weight-asian="bold" style:font-weight-complex="bold"/>
    </style:style>
    <style:style style:name="T1" style:family="text">
      <style:text-properties fo:color="#3677a9"/>
    </style:style>
    <style:style style:name="T2" style:family="text">
      <style:text-properties fo:color="#3677a9" style:font-name="Menlo" fo:font-size="9.75pt" fo:font-style="normal" fo:font-weight="normal"/>
    </style:style>
    <style:style style:name="T3" style:family="text">
      <style:text-properties fo:color="#aaaaaa"/>
    </style:style>
    <style:style style:name="T4" style:family="text">
      <style:text-properties fo:color="#aaaaaa" style:font-name="Menlo" fo:font-size="9.75pt" fo:font-style="normal" fo:font-weight="normal"/>
    </style:style>
    <style:style style:name="T5" style:family="text">
      <style:text-properties fo:color="#ed9d13"/>
    </style:style>
    <style:style style:name="T6" style:family="text">
      <style:text-properties fo:color="#ed9d13" style:font-name="Menlo" fo:font-size="9.75pt" fo:font-style="normal" fo:font-weight="normal"/>
    </style:style>
    <style:style style:name="T7" style:family="text">
      <style:text-properties fo:font-size="18pt" style:text-underline-style="solid" style:text-underline-width="auto" style:text-underline-color="font-color" style:font-size-asian="18pt" style:font-size-complex="18pt"/>
    </style:style>
    <style:style style:name="T8" style:family="text">
      <style:text-properties fo:font-variant="normal" fo:text-transform="none" fo:color="#333333" style:font-name="apple-system" fo:font-size="10.5pt" fo:letter-spacing="normal" fo:font-style="normal" fo:font-weight="normal"/>
    </style:style>
    <style:style style:name="T9" style:family="text">
      <style:text-properties fo:font-variant="normal" fo:text-transform="none" fo:color="#333333" style:font-name="apple-system" fo:font-size="10.5pt" fo:letter-spacing="normal" fo:font-style="normal" fo:font-weight="bold"/>
    </style:style>
    <style:style style:name="T10" style:family="text">
      <style:text-properties fo:font-variant="normal" fo:text-transform="none" fo:color="#333333" style:font-name="apple-system" fo:letter-spacing="normal" fo:font-style="normal"/>
    </style:style>
    <style:style style:name="T11" style:family="text">
      <style:text-properties fo:font-variant="normal" fo:text-transform="none" fo:color="#333333" style:font-name="apple-system" fo:letter-spacing="normal" fo:font-style="normal" fo:font-weight="normal"/>
    </style:style>
    <style:style style:name="T12" style:family="text">
      <style:text-properties fo:font-variant="normal" fo:text-transform="none" fo:color="#333333" style:font-name="Open Sans" fo:font-size="10.5pt" fo:letter-spacing="normal" fo:font-style="normal" fo:font-weight="normal"/>
    </style:style>
    <style:style style:name="T13" style:family="text">
      <style:text-properties fo:font-variant="normal" fo:text-transform="none" fo:color="#333333" style:font-name="Open Sans" fo:font-size="10.5pt" fo:letter-spacing="normal" fo:font-style="normal" fo:font-weight="bold"/>
    </style:style>
    <style:style style:name="T14" style:family="text">
      <style:text-properties fo:font-variant="normal" fo:text-transform="none" fo:color="#30739c" style:font-name="apple-system" fo:font-size="10.5pt" fo:letter-spacing="normal" fo:font-style="normal" style:text-underline-style="solid" style:text-underline-width="auto" style:text-underline-color="font-color" fo:font-weight="normal" fo:background-color="#ffffff" loext:char-shading-value="0"/>
    </style:style>
    <style:style style:name="T15" style:family="text">
      <style:text-properties fo:font-variant="normal" fo:text-transform="none" fo:color="#30739c" style:font-name="apple-system" fo:font-size="10.5pt" fo:letter-spacing="normal" fo:font-style="normal" style:text-underline-style="solid" style:text-underline-width="auto" style:text-underline-color="font-color" fo:font-weight="normal" fo:background-color="transparent" loext:char-shading-value="0"/>
    </style:style>
    <style:style style:name="T16" style:family="text">
      <style:text-properties fo:font-variant="normal" fo:text-transform="none" fo:color="#2a4e68" style:font-name="apple-system" fo:font-size="22.5pt" fo:letter-spacing="normal" fo:font-style="normal" fo:font-weight="normal"/>
    </style:style>
    <style:style style:name="T17" style:family="text">
      <style:text-properties fo:font-variant="normal" fo:text-transform="none" fo:color="#2a4e68" style:font-name="apple-system" fo:font-size="10.5pt" fo:letter-spacing="normal" fo:font-style="normal" fo:font-weight="normal" fo:background-color="#edf2f7" loext:char-shading-value="0" loext:padding-left="0.1563in" loext:padding-right="0in" loext:padding-top="0in" loext:padding-bottom="0in" loext:border-left="3pt solid #2a4e68" loext:border-right="none" loext:border-top="none" loext:border-bottom="none"/>
    </style:style>
    <style:style style:name="T18" style:family="text">
      <style:text-properties fo:font-variant="normal" fo:text-transform="none" fo:color="#2a4e68" style:font-name="inherit" fo:font-size="13pt" fo:letter-spacing="normal" fo:font-style="normal" fo:font-weight="bold" style:font-size-asian="13pt" style:font-weight-asian="bold" style:font-size-complex="13pt" style:font-weight-complex="bold" loext:padding="0in" loext:border="none"/>
    </style:style>
    <style:style style:name="T19" style:family="text">
      <style:text-properties fo:font-variant="normal" fo:text-transform="none" fo:color="#2a4e68" style:font-name="inherit" fo:font-size="22.5pt" fo:letter-spacing="normal" fo:font-style="normal" fo:font-weight="normal"/>
    </style:style>
    <style:style style:name="T20" style:family="text">
      <style:text-properties fo:font-variant="normal" fo:text-transform="none" fo:color="#ffffff" style:font-name="apple-system" fo:font-size="22.5pt" fo:letter-spacing="normal" fo:font-style="normal" style:text-underline-style="solid" style:text-underline-width="auto" style:text-underline-color="font-color" fo:font-weight="normal" fo:background-color="transparent" loext:char-shading-value="0"/>
    </style:style>
    <style:style style:name="T21" style:family="text">
      <style:text-properties fo:font-variant="normal" fo:text-transform="none" fo:color="#ffffff" style:font-name="inherit" fo:font-size="22.5pt" fo:letter-spacing="normal" fo:font-style="normal" style:text-underline-style="solid" style:text-underline-width="auto" style:text-underline-color="font-color" fo:font-weight="normal" fo:background-color="transparent" loext:char-shading-value="0"/>
    </style:style>
    <style:style style:name="T22" style:family="text">
      <style:text-properties fo:font-variant="normal" fo:text-transform="none" fo:color="#000000" style:font-name="Menlo" fo:font-size="10.5pt" fo:letter-spacing="normal" fo:font-style="normal" fo:font-weight="bold" fo:background-color="transparent" loext:char-shading-value="0" loext:padding="0in" loext:border="none"/>
    </style:style>
    <style:style style:name="T23" style:family="text">
      <style:text-properties fo:font-variant="normal" fo:text-transform="none" fo:color="#000000" style:font-name="Menlo" fo:font-size="10.5pt" fo:letter-spacing="normal" fo:font-style="normal" fo:font-weight="bold" loext:padding="0in" loext:border="none"/>
    </style:style>
    <style:style style:name="T24" style:family="text">
      <style:text-properties fo:font-variant="normal" fo:text-transform="none" fo:color="#cccccc" style:font-name="Menlo" fo:font-size="9.75pt" fo:letter-spacing="normal" fo:font-style="normal" fo:font-weight="normal" fo:background-color="#202020" loext:char-shading-value="0"/>
    </style:style>
    <style:style style:name="T25" style:family="text">
      <style:text-properties fo:color="#333333"/>
    </style:style>
    <style:style style:name="T26" style:family="text">
      <style:text-properties fo:color="#333333" style:font-name="apple-system"/>
    </style:style>
    <style:style style:name="T27" style:family="text">
      <style:text-properties fo:color="#333333" style:font-name="apple-system" fo:font-size="10.5pt"/>
    </style:style>
    <style:style style:name="T28" style:family="text">
      <style:text-properties fo:color="#333333" fo:font-size="10.5pt"/>
    </style:style>
    <style:style style:name="T29" style:family="text">
      <style:text-properties fo:color="#333333" fo:font-size="10.5pt" fo:font-weight="normal"/>
    </style:style>
    <style:style style:name="T30" style:family="text">
      <style:text-properties fo:color="#333333" fo:font-size="10.5pt" fo:font-weight="bold"/>
    </style:style>
    <style:style style:name="T31" style:family="text">
      <style:text-properties fo:font-weight="normal"/>
    </style:style>
    <style:style style:name="T32" style:family="text">
      <style:text-properties fo:color="#30739c" style:text-underline-style="solid" style:text-underline-width="auto" style:text-underline-color="font-color" fo:font-weight="normal" fo:background-color="#ffffff" loext:char-shading-value="0"/>
    </style:style>
    <style:style style:name="T33" style:family="text">
      <style:text-properties fo:font-size="22.5pt"/>
    </style:style>
    <style:style style:name="T34" style:family="text">
      <style:text-properties fo:font-size="22.5pt" fo:font-weight="normal"/>
    </style:style>
    <style:style style:name="T35" style:family="text">
      <style:text-properties fo:color="#2a4e68" style:font-name="inherit" fo:font-size="18pt" fo:font-weight="normal"/>
    </style:style>
    <style:style style:name="T36" style:family="text">
      <style:text-properties fo:color="#ffffff" fo:font-size="22.5pt" style:text-underline-style="solid" style:text-underline-width="auto" style:text-underline-color="font-color" fo:background-color="transparent" loext:char-shading-value="0"/>
    </style:style>
    <style:style style:name="T37" style:family="text">
      <style:text-properties fo:color="#ffffff" fo:font-size="22.5pt" style:text-underline-style="solid" style:text-underline-width="auto" style:text-underline-color="font-color" fo:font-weight="normal" fo:background-color="transparent" loext:char-shading-value="0"/>
    </style:style>
    <style:style style:name="T38" style:family="text">
      <style:text-properties fo:color="#ffffff" style:font-name="inherit" fo:font-size="18pt" style:text-underline-style="solid" style:text-underline-width="auto" style:text-underline-color="font-color" fo:font-weight="normal" fo:background-color="transparent" loext:char-shading-value="0"/>
    </style:style>
    <style:style style:name="T39" style:family="text">
      <style:text-properties fo:color="#ffffff" style:font-name="Open Sans" fo:font-size="22.5pt" style:text-underline-style="solid" style:text-underline-width="auto" style:text-underline-color="font-color" fo:font-weight="normal" fo:background-color="transparent" loext:char-shading-value="0"/>
    </style:style>
    <style:style style:name="T40" style:family="text">
      <style:text-properties style:font-name="Menlo" fo:font-size="9.75pt"/>
    </style:style>
    <style:style style:name="T41" style:family="text">
      <style:text-properties style:font-name="Menlo" fo:font-size="9.75pt" fo:font-style="normal" fo:font-weight="normal"/>
    </style:style>
    <style:style style:name="T42" style:family="text">
      <style:text-properties fo:color="#000000" style:font-name="Arial" fo:font-size="10pt" style:font-size-asian="10pt" style:font-size-complex="10pt"/>
    </style:style>
    <style:style style:name="T43" style:family="text">
      <style:text-properties fo:color="#000000" style:font-name="Arial" fo:font-size="10pt" style:text-underline-style="solid" style:text-underline-width="auto" style:text-underline-color="font-color" style:font-size-asian="10pt" style:font-size-complex="10pt"/>
    </style:style>
    <style:style style:name="T44" style:family="text">
      <style:text-properties fo:background-color="#202020" loext:char-shading-value="0"/>
    </style:style>
    <style:style style:name="T45" style:family="text">
      <style:text-properties fo:color="#bbbbbb"/>
    </style:style>
    <style:style style:name="T46" style:family="text">
      <style:text-properties fo:color="#d0d0d0"/>
    </style:style>
    <style:style style:name="T47" style:family="text">
      <style:text-properties fo:color="#d0d0d0" style:font-name="Menlo" fo:font-size="9.75pt" fo:font-style="normal" fo:font-weight="normal"/>
    </style:style>
    <style:style style:name="T48" style:family="text">
      <style:text-properties fo:color="#40ffff" style:font-name="Menlo" fo:font-size="9.75pt" fo:font-style="normal" fo:font-weight="normal"/>
    </style:style>
    <style:style style:name="T49" style:family="text">
      <style:text-properties fo:color="#24909d"/>
    </style:style>
    <style:style style:name="T50" style:family="text">
      <style:text-properties fo:color="#284d68" style:font-name="Open Sans" fo:font-size="22.5pt" fo:font-weight="normal"/>
    </style:style>
    <style:style style:name="fr1" style:family="graphic" style:parent-style-name="Frame">
      <style:graphic-properties fo:margin-left="0in" fo:margin-right="0in" fo:margin-top="0in" fo:margin-bottom="0in" style:wrap="right" style:number-wrapped-paragraphs="no-limit" style:vertical-pos="top" style:vertical-rel="paragraph-content" style:horizontal-pos="left" style:horizontal-rel="paragraph" fo:padding="0in" fo:border="none"/>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
      <text:p text:style-name="P57"><text:note text:id="ftn1" text:note-class="endnote"><text:note-citation>i</text:note-citation><text:note-body><text:p text:style-name="Endnote"/></text:note-body></text:note></text:p>
      <text:p text:style-name="P54"><text:s text:c="48"/><text:span text:style-name="T7"><text:s text:c="4"/>OPENSTACK</text:span></text:p>
      <text:h text:style-name="Heading_20_1" text:outline-level="1"><text:note text:id="ftn0" text:note-class="footnote"><text:note-citation>1</text:note-citation><text:note-body><text:p text:style-name="Footnote"/></text:note-body></text:note>Openstack favour</text:h>
      <text:p text:style-name="P9">openstack flavor create --id 0 --vcpus 1 --ram 64 --disk 1 m1.nano</text:p>
      <text:p text:style-name="P53"/>
      <text:p text:style-name="P9"/>
      <text:p text:style-name="P58">Generate a key pair and add a public key:</text:p>
      <text:p text:style-name="P96"><text:span text:style-name="T31">Most cloud images support </text:span><text:a xlink:type="simple" xlink:href="https://docs.openstack.org/install-guide/common/glossary.html#term-public-key-authentication" text:style-name="Internet_20_link" text:visited-style-name="Visited_20_Internet_20_Link"><text:span text:style-name="T32">public key authentication</text:span></text:a> <text:span text:style-name="T31">rather than conventional password authentication. Before launching an instance, you must add a public key to the Compute service.</text:span></text:p>
      <text:p text:style-name="P10"><text:span text:style-name="T3">$</text:span><text:span text:style-name="T5"> ssh-keygen -q -N ""</text:span></text:p>
      <text:p text:style-name="P27"><text:span text:style-name="T3">$</text:span> openstack keypair create --public-key ~/.ssh/id_rsa.pub mykey</text:p>
      <text:p text:style-name="P41"/>
      <text:p text:style-name="P32">+-------------+-------------------------------------------------+</text:p>
      <text:p text:style-name="P32">| Field <text:s text:c="6"/>| Value <text:s text:c="42"/>|</text:p>
      <text:p text:style-name="P32">+-------------+-------------------------------------------------+</text:p>
      <text:p text:style-name="P32">| fingerprint | ee:3d:2e:97:d4:e2:6a:54:6d:0d:ce:43:39:2c:ba:4d |</text:p>
      <text:p text:style-name="P32">| name <text:s text:c="7"/>| mykey <text:s text:c="42"/>|</text:p>
      <text:p text:style-name="P32">| user_id <text:s text:c="4"/>| 58126687cbcc4888bfa9ab73a2256f27 <text:s text:c="15"/>|</text:p>
      <text:p text:style-name="P32">+-------------+-------------------------------------------------+</text:p>
      <text:p text:style-name="P91"><text:span text:style-name="T5"/></text:p>
      <text:p text:style-name="P58">Verify addition of the key pair:</text:p>
      <text:p text:style-name="P10"><text:span text:style-name="T3">$</text:span> openstack keypair list</text:p>
      <text:p text:style-name="Text_20_body"><text:line-break/><text:span text:style-name="T16">Add security group rules</text:span><text:a xlink:type="simple" xlink:href="https://docs.openstack.org/install-guide/launch-instance.html#add-security-group-rules" text:style-name="Internet_20_link" text:visited-style-name="Visited_20_Internet_20_Link"><text:span text:style-name="T20">¶</text:span></text:a></text:p>
      <text:p text:style-name="P79"><text:span text:style-name="T8">By default, the </text:span><text:span text:style-name="Source_20_Text"><text:span text:style-name="T22">default</text:span></text:span><text:span text:style-name="T8"> security group applies to all instances and includes firewall rules that deny remote access to instances. For Linux images such as CirrOS, we recommend allowing at least ICMP (ping) and secure shell (SSH).</text:span></text:p>
      <text:p text:style-name="P85"><text:span text:style-name="T8">Add rules to the </text:span><text:span text:style-name="Source_20_Text"><text:span text:style-name="T22">default</text:span></text:span><text:span text:style-name="T8"> security group:</text:span></text:p>
      <text:list xml:id="list1868419296" text:style-name="L1">
        <text:list-item>
          <text:p text:style-name="P86"><text:span text:style-name="T8">Permit </text:span><text:a xlink:type="simple" xlink:href="https://docs.openstack.org/install-guide/common/glossary.html#term-Internet-Control-Message-Protocol-ICMP" text:style-name="Internet_20_link" text:visited-style-name="Visited_20_Internet_20_Link"><text:span text:style-name="T15">ICMP</text:span></text:a><text:span text:style-name="T8"> (ping):</text:span></text:p>
          <text:p text:style-name="P11"><text:span text:style-name="T3">$</text:span> openstack security group rule create --proto icmp default</text:p>
          <text:p text:style-name="P42"/>
          <text:p text:style-name="P33">+-------------------+--------------------------------------+</text:p>
          <text:p text:style-name="P33">| Field <text:s text:c="12"/>| Value <text:s text:c="31"/>|</text:p>
          <text:p text:style-name="P33">+-------------------+--------------------------------------+</text:p>
          <text:p text:style-name="P33"><text:soft-page-break/>| created_at <text:s text:c="7"/>| 2017-03-30T00:46:43Z <text:s text:c="16"/>|</text:p>
          <text:p text:style-name="P33">| description <text:s text:c="6"/>| <text:s text:c="37"/>|</text:p>
          <text:p text:style-name="P33">| direction <text:s text:c="8"/>| ingress <text:s text:c="29"/>|</text:p>
          <text:p text:style-name="P33">| ether_type <text:s text:c="7"/>| IPv4 <text:s text:c="32"/>|</text:p>
          <text:p text:style-name="P33">| id <text:s text:c="15"/>| 1946be19-54ab-4056-90fb-4ba606f19e66 |</text:p>
          <text:p text:style-name="P33">| name <text:s text:c="13"/>| None <text:s text:c="32"/>|</text:p>
          <text:p text:style-name="P33">| port_range_max <text:s text:c="3"/>| None <text:s text:c="32"/>|</text:p>
          <text:p text:style-name="P33">| port_range_min <text:s text:c="3"/>| None <text:s text:c="32"/>|</text:p>
          <text:p text:style-name="P33">| project_id <text:s text:c="7"/>| 3f714c72aed7442681cbfa895f4a68d3 <text:s text:c="4"/>|</text:p>
          <text:p text:style-name="P33">| protocol <text:s text:c="9"/>| icmp <text:s text:c="32"/>|</text:p>
          <text:p text:style-name="P33">| remote_group_id <text:s text:c="2"/>| None <text:s text:c="32"/>|</text:p>
          <text:p text:style-name="P33">| remote_ip_prefix <text:s/>| 0.0.0.0/0 <text:s text:c="27"/>|</text:p>
          <text:p text:style-name="P33">| revision_number <text:s text:c="2"/>| 1 <text:s text:c="35"/>|</text:p>
          <text:p text:style-name="P33">| security_group_id | 89ff5c84-e3d1-46bb-b149-e621689f0696 |</text:p>
          <text:p text:style-name="P33">| updated_at <text:s text:c="7"/>| 2017-03-30T00:46:43Z <text:s text:c="16"/>|</text:p>
          <text:p text:style-name="P33">+-------------------+--------------------------------------+</text:p>
        </text:list-item>
        <text:list-item>
          <text:p text:style-name="P68">Permit secure shell (SSH) access:</text:p>
          <text:p text:style-name="P11"><text:span text:style-name="T3">$</text:span> openstack security group rule create --proto tcp --dst-port <text:span text:style-name="T1">22</text:span> default</text:p>
          <text:p text:style-name="P42"/>
          <text:p text:style-name="P33">+-------------------+--------------------------------------+</text:p>
          <text:p text:style-name="P33">| Field <text:s text:c="12"/>| Value <text:s text:c="31"/>|</text:p>
          <text:p text:style-name="P33">+-------------------+--------------------------------------+</text:p>
          <text:p text:style-name="P33">| created_at <text:s text:c="7"/>| 2017-03-30T00:43:35Z <text:s text:c="16"/>|</text:p>
          <text:p text:style-name="P33">| description <text:s text:c="6"/>| <text:s text:c="37"/>|</text:p>
          <text:p text:style-name="P33">| direction <text:s text:c="8"/>| ingress <text:s text:c="29"/>|</text:p>
          <text:p text:style-name="P33">| ether_type <text:s text:c="7"/>| IPv4 <text:s text:c="32"/>|</text:p>
          <text:p text:style-name="P33">| id <text:s text:c="15"/>| 42bc2388-ae1a-4208-919b-10cf0f92bc1c |</text:p>
          <text:p text:style-name="P33">| name <text:s text:c="13"/>| None <text:s text:c="32"/>|</text:p>
          <text:p text:style-name="P33">| port_range_max <text:s text:c="3"/>| 22 <text:s text:c="34"/>|</text:p>
          <text:p text:style-name="P33">| port_range_min <text:s text:c="3"/>| 22 <text:s text:c="34"/>|</text:p>
          <text:p text:style-name="P33">| project_id <text:s text:c="7"/>| 3f714c72aed7442681cbfa895f4a68d3 <text:s text:c="4"/>|</text:p>
          <text:p text:style-name="P33">| protocol <text:s text:c="9"/>| tcp <text:s text:c="33"/>|</text:p>
          <text:p text:style-name="P33">| remote_group_id <text:s text:c="2"/>| None <text:s text:c="32"/>|</text:p>
          <text:p text:style-name="P33">| remote_ip_prefix <text:s/>| 0.0.0.0/0 <text:s text:c="27"/>|</text:p>
          <text:p text:style-name="P33">| revision_number <text:s text:c="2"/>| 1 <text:s text:c="35"/>|</text:p>
          <text:p text:style-name="P33">| security_group_id | 89ff5c84-e3d1-46bb-b149-e621689f0696 |</text:p>
          <text:p text:style-name="P42"><text:span text:style-name="T24">| updated_at <text:s text:c="7"/>| 2017-03-30T00:43:35Z <text:s text:c="16"/>|</text:span></text:p>
        </text:list-item>
      </text:list>
      <text:h text:style-name="Heading_20_2" text:outline-level="2"><text:bookmark-start text:name="__RefHeading___Toc8_1277518085"/><text:span text:style-name="T16">Block Storage</text:span><text:a xlink:type="simple" xlink:href="https://docs.openstack.org/install-guide/launch-instance.html#block-storage" text:style-name="Internet_20_link" text:visited-style-name="Visited_20_Internet_20_Link"><text:span text:style-name="T20">¶</text:span></text:a><text:bookmark-end text:name="__RefHeading___Toc8_1277518085"/></text:h>
      <text:p text:style-name="P78">If your environment includes the Block Storage service, you can create a volume and attach it to an instance.</text:p>
      <text:p text:style-name="P69"><text:span text:style-name="T42">OpenStack Block Storage (Cinder) is </text:span><text:a xlink:type="simple" xlink:href="https://whatis.techtarget.com/definition/open-source" text:style-name="Internet_20_link" text:visited-style-name="Visited_20_Internet_20_Link"><text:span text:style-name="T43">open source</text:span></text:a><text:span text:style-name="T42"> software designed to create and manage a service that provides persistent data storage to </text:span><text:a xlink:type="simple" xlink:href="https://searchcloudcomputing.techtarget.com/definition/cloud-computing" text:style-name="Internet_20_link" text:visited-style-name="Visited_20_Internet_20_Link"><text:span text:style-name="T43">cloud computing</text:span></text:a><text:span text:style-name="T42"> applications.</text:span></text:p>
      <text:p text:style-name="P61">Cinder is the code name for the OpenStack Block Storage project. OpenStack Block Storage provisions and manages block devices known as Cinder volumes. Cinder also provides a self-service application programming interface (API) to enable users to request and consume storage resources without having to know anything about their type or location.</text:p>
      <text:p text:style-name="P69"/>
      <text:p text:style-name="P26"><text:span text:style-name="T3">$</text:span> openstack volume create --size <text:span text:style-name="T1">1</text:span> volume1</text:p>
      <text:list xml:id="list8635078" text:style-name="L2">
        <text:list-header>
          <text:p text:style-name="P43"><text:soft-page-break/></text:p>
          <text:p text:style-name="P34">+---------------------+--------------------------------------+</text:p>
          <text:p text:style-name="P34">| Field <text:s text:c="14"/>| Value <text:s text:c="31"/>|</text:p>
          <text:p text:style-name="P34">+---------------------+--------------------------------------+</text:p>
          <text:p text:style-name="P34">| attachments <text:s text:c="8"/>| [] <text:s text:c="34"/>|</text:p>
          <text:p text:style-name="P34">| availability_zone <text:s text:c="2"/>| nova <text:s text:c="32"/>|</text:p>
          <text:p text:style-name="P34">| bootable <text:s text:c="11"/>| false <text:s text:c="31"/>|</text:p>
          <text:p text:style-name="P34">| consistencygroup_id | None <text:s text:c="32"/>|</text:p>
          <text:p text:style-name="P34">| created_at <text:s text:c="9"/>| 2016-03-08T14:30:48.391027 <text:s text:c="10"/>|</text:p>
          <text:p text:style-name="P34">| description <text:s text:c="8"/>| None <text:s text:c="32"/>|</text:p>
          <text:p text:style-name="P34">| encrypted <text:s text:c="10"/>| False <text:s text:c="31"/>|</text:p>
          <text:p text:style-name="P34">| id <text:s text:c="17"/>| a1e8be72-a395-4a6f-8e07-856a57c39524 |</text:p>
          <text:p text:style-name="P34">| multiattach <text:s text:c="8"/>| False <text:s text:c="31"/>|</text:p>
          <text:p text:style-name="P34">| name <text:s text:c="15"/>| volume1 <text:s text:c="29"/>|</text:p>
          <text:p text:style-name="P34">| properties <text:s text:c="9"/>| <text:s text:c="37"/>|</text:p>
          <text:p text:style-name="P34">| replication_status <text:s/>| disabled <text:s text:c="28"/>|</text:p>
          <text:p text:style-name="P34">| size <text:s text:c="15"/>| 1 <text:s text:c="35"/>|</text:p>
          <text:p text:style-name="P34">| snapshot_id <text:s text:c="8"/>| None <text:s text:c="32"/>|</text:p>
          <text:p text:style-name="P34">| source_volid <text:s text:c="7"/>| None <text:s text:c="32"/>|</text:p>
          <text:p text:style-name="P34">| status <text:s text:c="13"/>| creating <text:s text:c="28"/>|</text:p>
          <text:p text:style-name="P34">| type <text:s text:c="15"/>| None <text:s text:c="32"/>|</text:p>
          <text:p text:style-name="P34">| updated_at <text:s text:c="9"/>| None <text:s text:c="32"/>|</text:p>
          <text:p text:style-name="P34">| user_id <text:s text:c="12"/>| 684286a9079845359882afc3aa5011fb <text:s text:c="4"/>|</text:p>
          <text:p text:style-name="P34">+---------------------+--------------------------------------+</text:p>
        </text:list-header>
        <text:list-item>
          <text:p text:style-name="P80"><text:span text:style-name="T8">After a short time, the volume status should change from </text:span><text:span text:style-name="Source_20_Text"><text:span text:style-name="T22">creating</text:span></text:span><text:span text:style-name="T8"> to </text:span><text:span text:style-name="Source_20_Text"><text:span text:style-name="T22">available</text:span></text:span><text:span text:style-name="T8">:</text:span></text:p>
          <text:p text:style-name="P12"><text:span text:style-name="T3">$</text:span> openstack volume list</text:p>
          <text:p text:style-name="P43"/>
          <text:p text:style-name="P34">+--------------------------------------+--------------+-----------+------+-------------+</text:p>
          <text:p text:style-name="P34">| ID <text:s text:c="34"/>| Display Name | Status <text:s text:c="3"/>| Size | Attached to |</text:p>
          <text:p text:style-name="P34">+--------------------------------------+--------------+-----------+------+-------------+</text:p>
          <text:p text:style-name="P38"><text:span text:style-name="T44">| a1e8be72-a395-4a6f-8e07-856a57c39524 | volume1 <text:s text:c="5"/>| available | <text:s text:c="3"/>1 | <text:s text:c="12"/>|</text:span></text:p>
        </text:list-item>
      </text:list>
      <text:p text:style-name="P69"/>
      <text:h text:style-name="Heading_20_2" text:outline-level="2"><text:bookmark-start text:name="__RefHeading___Toc10_1277518085"/><text:span text:style-name="T16">Attach the volume to an instance</text:span><text:a xlink:type="simple" xlink:href="https://docs.openstack.org/install-guide/launch-instance-cinder.html#attach-the-volume-to-an-instance" text:style-name="Internet_20_link" text:visited-style-name="Visited_20_Internet_20_Link"><text:span text:style-name="T20">¶</text:span></text:a><text:bookmark-end text:name="__RefHeading___Toc10_1277518085"/></text:h>
      <text:list xml:id="list2934917268" text:style-name="L4">
        <text:list-item>
          <text:p text:style-name="P70">Attach a volume to an instance:</text:p>
          <text:p text:style-name="P13"><text:span text:style-name="T3">$</text:span> openstack server add volume INSTANCE_NAME VOLUME_NAME</text:p>
          <text:p text:style-name="P81"><text:span text:style-name="T8">Replace </text:span><text:span text:style-name="Source_20_Text"><text:span text:style-name="T22">INSTANCE_NAME</text:span></text:span><text:span text:style-name="T8"> with the name of the instance and </text:span><text:span text:style-name="Source_20_Text"><text:span text:style-name="T22">VOLUME_NAME</text:span></text:span><text:span text:style-name="T8"> with the name of the volume you want to attach to it.</text:span></text:p>
          <text:p text:style-name="P81"><text:span text:style-name="Strong_20_Emphasis"><text:span text:style-name="T9">Example</text:span></text:span></text:p>
          <text:p text:style-name="P81"><text:span text:style-name="T8">Attach the </text:span><text:span text:style-name="Source_20_Text"><text:span text:style-name="T22">volume1</text:span></text:span><text:span text:style-name="T8"> volume to the </text:span><text:span text:style-name="Source_20_Text"><text:span text:style-name="T22">provider-instance</text:span></text:span><text:span text:style-name="T8"> instance:</text:span></text:p>
          <text:p text:style-name="P13"><text:span text:style-name="T3">$</text:span> openstack server add volume provider-instance volume1</text:p>
        </text:list-item>
      </text:list>
      <text:p text:style-name="Text_20_body"/>
      <text:p text:style-name="P67">List volumes:</text:p>
      <text:p text:style-name="P10"><text:soft-page-break/><text:span text:style-name="T3">$</text:span> openstack volume list</text:p>
      <text:p text:style-name="P41"/>
      <text:p text:style-name="P32">+--------------------------------------+--------------+--------+------+--------------------------------------------+</text:p>
      <text:p text:style-name="P32">| ID <text:s text:c="34"/>| Display Name | Status | Size | Attached to <text:s text:c="31"/>|</text:p>
      <text:p text:style-name="P32">+--------------------------------------+--------------+--------+------+--------------------------------------------+</text:p>
      <text:p text:style-name="P32">| a1e8be72-a395-4a6f-8e07-856a57c39524 | volume1 <text:s text:c="5"/>| in-use | <text:s text:c="3"/>1 | Attached to provider-instance on /dev/vdb <text:s/>|</text:p>
      <text:p text:style-name="P32">+--------------------------------------+--------------+--------+------+--------------------------------------------+</text:p>
      <text:p text:style-name="P85"><text:span text:style-name="T8">Access your instance using SSH and use the </text:span><text:span text:style-name="Source_20_Text"><text:span text:style-name="T22">fdisk</text:span></text:span><text:span text:style-name="T8"> command to verify presence of the volume as the </text:span><text:span text:style-name="Source_20_Text"><text:span text:style-name="T22">/dev/vdb</text:span></text:span><text:span text:style-name="T8"> block storage device:</text:span></text:p>
      <text:p text:style-name="P19"><text:span text:style-name="T3"><text:s/></text:span><text:span text:style-name="T4">$</text:span><text:span text:style-name="T41"> sudo fdisk -l</text:span></text:p>
      <text:p text:style-name="P41"/>
      <text:p text:style-name="P40"><text:s/><text:span text:style-name="T41">Disk /dev/vda: 1073 MB, 1073741824 bytes</text:span></text:p>
      <text:p text:style-name="P40"><text:s/><text:span text:style-name="T41">255 heads, 63 sectors/track, 130 cylinders, total 2097152 sectors</text:span></text:p>
      <text:p text:style-name="P40"><text:s/><text:span text:style-name="T41">Units = sectors of 1 * 512 = 512 bytes</text:span></text:p>
      <text:p text:style-name="P40"><text:s/><text:span text:style-name="T41">Sector size (logical/physical): 512 bytes / 512 bytes</text:span></text:p>
      <text:p text:style-name="P40"><text:s/><text:span text:style-name="T41">I/O size (minimum/optimal): 512 bytes / 512 bytes</text:span></text:p>
      <text:p text:style-name="P40"><text:s/><text:span text:style-name="T41">Disk identifier: 0x00000000</text:span></text:p>
      <text:p text:style-name="P41"/>
      <text:p text:style-name="P40"><text:s text:c="4"/><text:span text:style-name="T41">Device Boot <text:s text:c="5"/>Start <text:s text:c="8"/>End <text:s text:c="5"/>Blocks <text:s text:c="2"/>Id <text:s/>System</text:span></text:p>
      <text:p text:style-name="P32">/dev/vda1 <text:s text:c="2"/>* <text:s text:c="6"/>16065 <text:s text:c="4"/>2088449 <text:s text:c="4"/>1036192+ <text:s/>83 <text:s/>Linux</text:p>
      <text:p text:style-name="P41"/>
      <text:p text:style-name="P40"><text:s/><text:span text:style-name="T41">Disk /dev/vdb: 1073 MB, 1073741824 bytes</text:span></text:p>
      <text:p text:style-name="P40"><text:s/><text:span text:style-name="T41">16 heads, 63 sectors/track, 2080 cylinders, total 2097152 sectors</text:span></text:p>
      <text:p text:style-name="P40"><text:s/><text:span text:style-name="T41">Units = sectors of 1 * 512 = 512 bytes</text:span></text:p>
      <text:p text:style-name="P40"><text:s/><text:span text:style-name="T41">Sector size (logical/physical): 512 bytes / 512 bytes</text:span></text:p>
      <text:p text:style-name="P40"><text:s/><text:span text:style-name="T41">I/O size (minimum/optimal): 512 bytes / 512 bytes</text:span></text:p>
      <text:p text:style-name="P40"><text:s/><text:span text:style-name="T41">Disk identifier: 0x00000000</text:span></text:p>
      <text:p text:style-name="P41"/>
      <text:p text:style-name="P40"><text:s/><text:span text:style-name="T41">Disk /dev/vdb doesn't contain a valid partition table</text:span></text:p>
      <text:p text:style-name="P90"> </text:p>
      <text:p text:style-name="P93">Note</text:p>
      <text:list xml:id="list757074770" text:style-name="L5">
        <text:list-header>
          <text:p text:style-name="P77">You must create a file system on the device and mount it to use the volume.</text:p>
        </text:list-header>
      </text:list>
      <text:h text:style-name="Heading_20_2" text:outline-level="2"><text:span text:style-name="T16">Launch an instance</text:span><text:a xlink:type="simple" xlink:href="https://docs.openstack.org/install-guide/launch-instance.html#id1" text:style-name="Internet_20_link" text:visited-style-name="Visited_20_Internet_20_Link"><text:span text:style-name="T20">¶</text:span></text:a></text:h>
      <text:p text:style-name="P69">If you chose networking option 1, you can only launch an instance on the provider network. If you chose networking option 2, you can launch an instance on the provider network and the self-service network.</text:p>
      <text:h text:style-name="P2" text:outline-level="1"><text:span text:style-name="T18">Provider network</text:span></text:h>
      <text:p text:style-name="P69">Before launching an instance, you must create the necessary virtual network infrastructure. For networking option 1, an instance uses a provider (external) network that connects to the physical network infrastructure via layer-2 (bridging/switching). This network includes a DHCP server that provides IP addresses to instances.</text:p>
      <text:p text:style-name="P79"><text:soft-page-break/><text:span text:style-name="T8">The </text:span><text:span text:style-name="Source_20_Text"><text:span text:style-name="T22">admin</text:span></text:span><text:span text:style-name="T8"> or other privileged user must create this network because it connects directly to the physical network infrastructure.</text:span></text:p>
      <text:p text:style-name="P79"><text:span text:style-name="T8"/></text:p>
      <text:p text:style-name="P69">Create the network:</text:p>
      <text:list xml:id="list203265793" text:style-name="L6">
        <text:list-header>
          <text:p text:style-name="P14"><text:span text:style-name="T3">$</text:span> openstack network create <text:s/>--share --external <text:span text:style-name="T5">\</text:span></text:p>
          <text:p text:style-name="P29"><text:s text:c="2"/><text:span text:style-name="T41">--provider-physical-network provider </text:span><text:span text:style-name="T6">\</text:span></text:p>
          <text:p text:style-name="P29"><text:s text:c="2"/><text:span text:style-name="T41">--provider-network-type flat provider</text:span></text:p>
          <text:p text:style-name="P44"/>
          <text:p text:style-name="P35">Created a new network:</text:p>
          <text:p text:style-name="P44"/>
          <text:p text:style-name="P35">+---------------------------+--------------------------------------+</text:p>
          <text:p text:style-name="P35">| Field <text:s text:c="20"/>| Value <text:s text:c="31"/>|</text:p>
          <text:p text:style-name="P35">+---------------------------+--------------------------------------+</text:p>
          <text:p text:style-name="P35">| admin_state_up <text:s text:c="11"/>| UP <text:s text:c="34"/>|</text:p>
          <text:p text:style-name="P35">| availability_zone_hints <text:s text:c="2"/>| <text:s text:c="37"/>|</text:p>
          <text:p text:style-name="P35">| availability_zones <text:s text:c="7"/>| <text:s text:c="37"/>|</text:p>
          <text:p text:style-name="P35">| created_at <text:s text:c="15"/>| 2017-03-14T14:37:39Z <text:s text:c="16"/>|</text:p>
          <text:p text:style-name="P35">| description <text:s text:c="14"/>| <text:s text:c="37"/>|</text:p>
          <text:p text:style-name="P35">| dns_domain <text:s text:c="15"/>| None <text:s text:c="32"/>|</text:p>
          <text:p text:style-name="P35">| id <text:s text:c="23"/>| 54adb94a-4dce-437f-a33b-e7e2e7648173 |</text:p>
          <text:p text:style-name="P35">| ipv4_address_scope <text:s text:c="7"/>| None <text:s text:c="32"/>|</text:p>
          <text:p text:style-name="P35">| ipv6_address_scope <text:s text:c="7"/>| None <text:s text:c="32"/>|</text:p>
          <text:p text:style-name="P35">| is_default <text:s text:c="15"/>| None <text:s text:c="32"/>|</text:p>
          <text:p text:style-name="P35">| mtu <text:s text:c="22"/>| 1500 <text:s text:c="32"/>|</text:p>
          <text:p text:style-name="P35">| name <text:s text:c="21"/>| provider <text:s text:c="28"/>|</text:p>
          <text:p text:style-name="P35">| port_security_enabled <text:s text:c="4"/>| True <text:s text:c="32"/>|</text:p>
          <text:p text:style-name="P35">| project_id <text:s text:c="15"/>| 4c7f48f1da5b494faaa66713686a7707 <text:s text:c="4"/>|</text:p>
          <text:p text:style-name="P35">| provider:network_type <text:s text:c="4"/>| flat <text:s text:c="32"/>|</text:p>
          <text:p text:style-name="P35">| provider:physical_network | provider <text:s text:c="28"/>|</text:p>
          <text:p text:style-name="P35">| provider:segmentation_id <text:s/>| None <text:s text:c="32"/>|</text:p>
          <text:p text:style-name="P35">| qos_policy_id <text:s text:c="12"/>| None <text:s text:c="32"/>|</text:p>
          <text:p text:style-name="P35">| revision_number <text:s text:c="10"/>| 3 <text:s text:c="35"/>|</text:p>
          <text:p text:style-name="P35">| router:external <text:s text:c="10"/>| External <text:s text:c="28"/>|</text:p>
          <text:p text:style-name="P35">| segments <text:s text:c="17"/>| None <text:s text:c="32"/>|</text:p>
          <text:p text:style-name="P35">| shared <text:s text:c="19"/>| True <text:s text:c="32"/>|</text:p>
          <text:p text:style-name="P35">| status <text:s text:c="19"/>| ACTIVE <text:s text:c="30"/>|</text:p>
          <text:p text:style-name="P35">| subnets <text:s text:c="18"/>| <text:s text:c="37"/>|</text:p>
          <text:p text:style-name="P35">| updated_at <text:s text:c="15"/>| 2017-03-14T14:37:39Z <text:s text:c="16"/>|</text:p>
          <text:p text:style-name="P35">+---------------------------+--------------------------------------+</text:p>
          <text:p text:style-name="P82"><text:span text:style-name="T8">The </text:span><text:span text:style-name="Source_20_Text"><text:span text:style-name="T22">--share</text:span></text:span><text:span text:style-name="T8"> option allows all projects to use the virtual network.</text:span></text:p>
          <text:p text:style-name="P82"><text:span text:style-name="T8">The </text:span><text:span text:style-name="Source_20_Text"><text:span text:style-name="T22">--external</text:span></text:span><text:span text:style-name="T8"> option defines the virtual network to be external. If you wish to create an internal network, you can use </text:span><text:span text:style-name="Source_20_Text"><text:span text:style-name="T22">--internal</text:span></text:span><text:span text:style-name="T8"> instead. Default value is </text:span><text:span text:style-name="Source_20_Text"><text:span text:style-name="T22">internal</text:span></text:span><text:span text:style-name="T8">.</text:span></text:p>
          <text:p text:style-name="P82"><text:span text:style-name="T8">The </text:span><text:span text:style-name="Source_20_Text"><text:span text:style-name="T22">--provider-physical-network provider</text:span></text:span><text:span text:style-name="T8"> and </text:span><text:span text:style-name="Source_20_Text"><text:span text:style-name="T22">--provider-network-type flat</text:span></text:span><text:span text:style-name="T8"> options connect the flat virtual network to the flat (native/untagged) physical network on the </text:span><text:span text:style-name="Source_20_Text"><text:span text:style-name="T22">eth1</text:span></text:span><text:span text:style-name="T8"> interface on the host using information from the following files:</text:span></text:p>
          <text:p text:style-name="P82"><text:span text:style-name="Source_20_Text"><text:span text:style-name="T22">ml2_conf.ini</text:span></text:span><text:span text:style-name="T8">:</text:span></text:p>
          <text:p text:style-name="P20">[ml2_type_flat]</text:p>
          <text:p text:style-name="P28"><text:soft-page-break/><text:span text:style-name="T45">flat_networks</text:span> <text:span text:style-name="T46">=</text:span> <text:span text:style-name="T5">provider</text:span></text:p>
          <text:p text:style-name="P82"><text:span text:style-name="Source_20_Text"><text:span text:style-name="T22">linuxbridge_agent.ini</text:span></text:span><text:span text:style-name="T8">:</text:span></text:p>
          <text:p text:style-name="P20">[linux_bridge]</text:p>
          <text:p text:style-name="P28"><text:span text:style-name="T45">physical_interface_mappings</text:span> <text:span text:style-name="T46">=</text:span> <text:span text:style-name="T5">provider:eth1</text:span></text:p>
        </text:list-header>
        <text:list-item>
          <text:p text:style-name="P71">Create a subnet on the network:</text:p>
          <text:p text:style-name="P14"><text:span text:style-name="T3">$</text:span> openstack subnet create --network provider <text:span text:style-name="T5">\</text:span></text:p>
          <text:p text:style-name="P29"><text:s text:c="2"/><text:span text:style-name="T41">--allocation-pool </text:span><text:span text:style-name="T48">start</text:span><text:span text:style-name="T47">=</text:span><text:span text:style-name="T41">START_IP_ADDRESS,end</text:span><text:span text:style-name="T47">=</text:span><text:span text:style-name="T41">END_IP_ADDRESS </text:span><text:span text:style-name="T6">\</text:span></text:p>
          <text:p text:style-name="P29"><text:s text:c="2"/><text:span text:style-name="T41">--dns-nameserver DNS_RESOLVER --gateway PROVIDER_NETWORK_GATEWAY </text:span><text:span text:style-name="T6">\</text:span></text:p>
          <text:p text:style-name="P29"><text:s text:c="2"/><text:span text:style-name="T41">--subnet-range PROVIDER_NETWORK_CIDR provider</text:span></text:p>
          <text:p text:style-name="P82"><text:span text:style-name="T8">Replace </text:span><text:span text:style-name="Source_20_Text"><text:span text:style-name="T22">PROVIDER_NETWORK_CIDR</text:span></text:span><text:span text:style-name="T8"> with the subnet on the provider physical network in CIDR notation.</text:span></text:p>
          <text:p text:style-name="P82"><text:span text:style-name="T8">Replace </text:span><text:span text:style-name="Source_20_Text"><text:span text:style-name="T22">START_IP_ADDRESS</text:span></text:span><text:span text:style-name="T8"> and </text:span><text:span text:style-name="Source_20_Text"><text:span text:style-name="T22">END_IP_ADDRESS</text:span></text:span><text:span text:style-name="T8"> with the first and last IP address of the range within the subnet that you want to allocate for instances. This range must not include any existing active IP addresses.</text:span></text:p>
          <text:p text:style-name="P82"><text:span text:style-name="T8">Replace </text:span><text:span text:style-name="Source_20_Text"><text:span text:style-name="T22">DNS_RESOLVER</text:span></text:span><text:span text:style-name="T8"> with the IP address of a DNS resolver. In most cases, you can use one from the </text:span><text:span text:style-name="Source_20_Text"><text:span text:style-name="T22">/etc/resolv.conf</text:span></text:span><text:span text:style-name="T8"> file on the host.</text:span></text:p>
          <text:p text:style-name="P82"><text:span text:style-name="T8">Replace </text:span><text:span text:style-name="Source_20_Text"><text:span text:style-name="T22">PROVIDER_NETWORK_GATEWAY</text:span></text:span><text:span text:style-name="T8"> with the gateway IP address on the provider network, typically the “.1” IP address.</text:span></text:p>
          <text:p text:style-name="P82"><text:span text:style-name="Strong_20_Emphasis"><text:span text:style-name="T9">Example</text:span></text:span></text:p>
          <text:p text:style-name="P71">The provider network uses 203.0.113.0/24 with a gateway on 203.0.113.1. A DHCP server assigns each instance an IP address from 203.0.113.101 to 203.0.113.250. All instances use 8.8.4.4 as a DNS resolver.</text:p>
          <text:p text:style-name="P14"><text:span text:style-name="T3">$</text:span> openstack subnet create --network provider <text:span text:style-name="T5">\</text:span></text:p>
          <text:p text:style-name="P29"><text:s text:c="2"/><text:span text:style-name="T41">--allocation-pool </text:span><text:span text:style-name="T48">start</text:span><text:span text:style-name="T47">=</text:span><text:span text:style-name="T2">203</text:span><text:span text:style-name="T41">.0.113.101,end</text:span><text:span text:style-name="T47">=</text:span><text:span text:style-name="T2">203</text:span><text:span text:style-name="T41">.0.113.250 </text:span><text:span text:style-name="T6">\</text:span></text:p>
          <text:p text:style-name="P29"><text:s text:c="2"/><text:span text:style-name="T41">--dns-nameserver </text:span><text:span text:style-name="T2">8</text:span><text:span text:style-name="T41">.8.4.4 --gateway </text:span><text:span text:style-name="T2">203</text:span><text:span text:style-name="T41">.0.113.1 </text:span><text:span text:style-name="T6">\</text:span></text:p>
          <text:p text:style-name="P29"><text:s text:c="2"/><text:span text:style-name="T41">--subnet-range </text:span><text:span text:style-name="T2">203</text:span><text:span text:style-name="T41">.0.113.0/24 provider</text:span></text:p>
          <text:p text:style-name="P44"/>
          <text:p text:style-name="P35">Created a new subnet:</text:p>
          <text:p text:style-name="P35">+-------------------+--------------------------------------+</text:p>
          <text:p text:style-name="P35">| Field <text:s text:c="12"/>| Value <text:s text:c="31"/>|</text:p>
          <text:p text:style-name="P35">+-------------------+--------------------------------------+</text:p>
          <text:p text:style-name="P35">| allocation_pools <text:s/>| 203.0.113.101-203.0.113.250 <text:s text:c="9"/>|</text:p>
          <text:p text:style-name="P35">| cidr <text:s text:c="13"/>| 203.0.113.0/24 <text:s text:c="22"/>|</text:p>
          <text:p text:style-name="P35">| created_at <text:s text:c="7"/>| 2017-03-29T05:48:29Z <text:s text:c="16"/>|</text:p>
          <text:p text:style-name="P35">| description <text:s text:c="6"/>| <text:s text:c="37"/>|</text:p>
          <text:p text:style-name="P35">| dns_nameservers <text:s text:c="2"/>| 8.8.4.4 <text:s text:c="29"/>|</text:p>
          <text:p text:style-name="P35">| enable_dhcp <text:s text:c="6"/>| True <text:s text:c="32"/>|</text:p>
          <text:p text:style-name="P35">| gateway_ip <text:s text:c="7"/>| 203.0.113.1 <text:s text:c="25"/>|</text:p>
          <text:p text:style-name="P35">| host_routes <text:s text:c="6"/>| <text:s text:c="37"/>|</text:p>
          <text:p text:style-name="P35">| id <text:s text:c="15"/>| e84b4972-c7fc-4ce9-9742-fdc845196ac5 |</text:p>
          <text:p text:style-name="P35">| ip_version <text:s text:c="7"/>| 4 <text:s text:c="35"/>|</text:p>
          <text:p text:style-name="P35">| ipv6_address_mode | None <text:s text:c="32"/>|</text:p>
          <text:p text:style-name="P35">| ipv6_ra_mode <text:s text:c="5"/>| None <text:s text:c="32"/>|</text:p>
          <text:p text:style-name="P35"><text:soft-page-break/>| name <text:s text:c="13"/>| provider <text:s text:c="28"/>|</text:p>
          <text:p text:style-name="P35">| network_id <text:s text:c="7"/>| 1f816a46-7c3f-4ccf-8bf3-fe0807ddff8d |</text:p>
          <text:p text:style-name="P35">| project_id <text:s text:c="7"/>| 496efd248b0c46d3b80de60a309177b5 <text:s text:c="4"/>|</text:p>
          <text:p text:style-name="P35">| revision_number <text:s text:c="2"/>| 2 <text:s text:c="35"/>|</text:p>
          <text:p text:style-name="P35">| segment_id <text:s text:c="7"/>| None <text:s text:c="32"/>|</text:p>
          <text:p text:style-name="P35">| service_types <text:s text:c="4"/>| <text:s text:c="37"/>|</text:p>
          <text:p text:style-name="P35">| subnetpool_id <text:s text:c="4"/>| None <text:s text:c="32"/>|</text:p>
          <text:p text:style-name="P44"><text:span text:style-name="T8"/></text:p>
        </text:list-item>
      </text:list>
      <text:p text:style-name="Text_20_body"/>
      <text:h text:style-name="P1" text:outline-level="1">Launch an instance on the provider network</text:h>
      <text:p text:style-name="P92">To launch an instance, you must at least specify the flavor, image name, network, security group, key, and instance name.</text:p>
      <text:p text:style-name="P92">List available flavors:</text:p>
      <text:p text:style-name="P10"><text:span text:style-name="T3">$</text:span> openstack flavor list</text:p>
      <text:p text:style-name="Text_20_body"><text:line-break/><text:span text:style-name="T8">List available images:</text:span></text:p>
      <text:p text:style-name="P10"><text:span text:style-name="T3">$</text:span> openstack image list</text:p>
      <text:p text:style-name="P67">List available networks:</text:p>
      <text:p text:style-name="P10"><text:span text:style-name="T3">$</text:span> openstack network list</text:p>
      <text:p text:style-name="P41"/>
      <text:p text:style-name="P32">+--------------------------------------+--------------+--------------------------------------+</text:p>
      <text:p text:style-name="P32">| ID <text:s text:c="34"/>| Name <text:s text:c="8"/>| Subnets <text:s text:c="29"/>|</text:p>
      <text:p text:style-name="P32">+--------------------------------------+--------------+--------------------------------------+</text:p>
      <text:p text:style-name="P32">| 4716ddfe-6e60-40e7-b2a8-42e57bf3c31c | selfservice <text:s/>| 2112d5eb-f9d6-45fd-906e-7cabd38b7c7c |</text:p>
      <text:p text:style-name="P32">| b5b6993c-ddf9-40e7-91d0-86806a42edb8 | provider <text:s text:c="4"/>| 310911f6-acf0-4a47-824e-3032916582ff |</text:p>
      <text:p text:style-name="P32">+--------------------------------------+--------------+--------------------------------------+</text:p>
      <text:p text:style-name="P85"><text:span text:style-name="T8">This instance uses the </text:span><text:span text:style-name="Source_20_Text"><text:span text:style-name="T22">provider</text:span></text:span><text:span text:style-name="T8"> provider network. However, you must reference this network using the ID instead of the name.</text:span></text:p>
      <text:p text:style-name="P67">List available security groups:</text:p>
      <text:p text:style-name="P10"><text:span text:style-name="T3">$</text:span> openstack security group list</text:p>
      <text:p text:style-name="Text_20_body"><text:soft-page-break/></text:p>
      <text:p text:style-name="P67">Launch the instance:</text:p>
      <text:p text:style-name="P85"><text:span text:style-name="T8">Replace </text:span><text:span text:style-name="Source_20_Text"><text:span text:style-name="T22">PROVIDER_NET_ID</text:span></text:span><text:span text:style-name="T8"> with the ID of the </text:span><text:span text:style-name="Source_20_Text"><text:span text:style-name="T22">provider</text:span></text:span><text:span text:style-name="T8"> provider network.</text:span></text:p>
      <text:p text:style-name="P88"/>
      <text:p text:style-name="P85"><text:span text:style-name="T17">If you chose option 1 and your environment contains only one network, you can omit the </text:span><text:span text:style-name="Source_20_Text"><text:span text:style-name="T22">--nic</text:span></text:span><text:span text:style-name="T17"> option because OpenStack automatically chooses the only network available.</text:span></text:p>
      <text:p text:style-name="P87"/>
      <text:list xml:id="list632344326" text:style-name="L9">
        <text:list-item>
          <text:p text:style-name="P18"><text:span text:style-name="T3">$</text:span> openstack server create --flavor m1.nano --image cirros <text:span text:style-name="T5">\</text:span></text:p>
          <text:p text:style-name="P30"><text:s text:c="2"/><text:span text:style-name="T41">--nic net-id</text:span><text:span text:style-name="T47">=</text:span><text:span text:style-name="T41">PROVIDER_NET_ID --security-group default </text:span><text:span text:style-name="T6">\</text:span></text:p>
          <text:p text:style-name="P30"><text:s text:c="2"/><text:span text:style-name="T41">--key-name mykey provider-instance</text:span></text:p>
          <text:p text:style-name="P46"/>
          <text:p text:style-name="P37">+-----------------------------+-----------------------------------------------+</text:p>
          <text:p text:style-name="P37">| Field <text:s text:c="22"/>| Value <text:s text:c="40"/>|</text:p>
          <text:p text:style-name="P37">+-----------------------------+-----------------------------------------------+</text:p>
          <text:p text:style-name="P37">| OS-DCF:diskConfig <text:s text:c="10"/>| MANUAL <text:s text:c="39"/>|</text:p>
          <text:p text:style-name="P37">| OS-EXT-AZ:availability_zone | <text:s text:c="46"/>|</text:p>
          <text:p text:style-name="P37">| OS-EXT-STS:power_state <text:s text:c="5"/>| NOSTATE <text:s text:c="38"/>|</text:p>
          <text:p text:style-name="P37">| OS-EXT-STS:task_state <text:s text:c="6"/>| scheduling <text:s text:c="35"/>|</text:p>
          <text:p text:style-name="P37">| OS-EXT-STS:vm_state <text:s text:c="8"/>| building <text:s text:c="37"/>|</text:p>
          <text:p text:style-name="P37">| OS-SRV-USG:launched_at <text:s text:c="5"/>| None <text:s text:c="41"/>|</text:p>
          <text:p text:style-name="P37">| OS-SRV-USG:terminated_at <text:s text:c="3"/>| None <text:s text:c="41"/>|</text:p>
          <text:p text:style-name="P37">| accessIPv4 <text:s text:c="17"/>| <text:s text:c="46"/>|</text:p>
          <text:p text:style-name="P37">| accessIPv6 <text:s text:c="17"/>| <text:s text:c="46"/>|</text:p>
          <text:p text:style-name="P37">| addresses <text:s text:c="18"/>| <text:s text:c="46"/>|</text:p>
          <text:p text:style-name="P37">| adminPass <text:s text:c="18"/>| PwkfyQ42K72h <text:s text:c="33"/>|</text:p>
          <text:p text:style-name="P37">| config_drive <text:s text:c="15"/>| <text:s text:c="46"/>|</text:p>
          <text:p text:style-name="P37">| created <text:s text:c="20"/>| 2017-03-30T00:59:44Z <text:s text:c="25"/>|</text:p>
          <text:p text:style-name="P37">| flavor <text:s text:c="21"/>| m1.nano (0) <text:s text:c="34"/>|</text:p>
          <text:p text:style-name="P37">| hostId <text:s text:c="21"/>| <text:s text:c="46"/>|</text:p>
          <text:p text:style-name="P37">| id <text:s text:c="25"/>| 36f3130e-cf1b-42f8-a80b-ebd63968940e <text:s text:c="9"/>|</text:p>
          <text:p text:style-name="P37">| image <text:s text:c="22"/>| cirros (97e06b44-e9ed-4db4-ba67-6e9fc5d0a203) |</text:p>
          <text:p text:style-name="P37">| key_name <text:s text:c="19"/>| mykey <text:s text:c="40"/>|</text:p>
          <text:p text:style-name="P37">| name <text:s text:c="23"/>| provider-instance <text:s text:c="28"/>|</text:p>
          <text:p text:style-name="P37">| progress <text:s text:c="19"/>| 0 <text:s text:c="44"/>|</text:p>
          <text:p text:style-name="P37">| project_id <text:s text:c="17"/>| 3f714c72aed7442681cbfa895f4a68d3 <text:s text:c="13"/>|</text:p>
          <text:p text:style-name="P37">| properties <text:s text:c="17"/>| <text:s text:c="46"/>|</text:p>
          <text:p text:style-name="P37">| security_groups <text:s text:c="12"/>| name='default' <text:s text:c="31"/>|</text:p>
          <text:p text:style-name="P37">| status <text:s text:c="21"/>| BUILD <text:s text:c="40"/>|</text:p>
          <text:p text:style-name="P37">| updated <text:s text:c="20"/>| 2017-03-30T00:59:44Z <text:s text:c="25"/>|</text:p>
          <text:p text:style-name="P37">| user_id <text:s text:c="20"/>| 1a421c69342348248c7696e3fd6d4366 <text:s text:c="13"/>|</text:p>
          <text:p text:style-name="P37">| volumes_attached <text:s text:c="11"/>| <text:s text:c="46"/>|</text:p>
          <text:p text:style-name="P37">+-----------------------------+-----------------------------------------------+</text:p>
        </text:list-item>
        <text:list-item>
          <text:p text:style-name="P74">Check the status of your instance:</text:p>
          <text:p text:style-name="P18"><text:span text:style-name="T3">$</text:span> openstack server list</text:p>
          <text:p text:style-name="P46"/>
          <text:p text:style-name="P37">+--------------------------------------+-------------------+--------+------------------------+------------+</text:p>
          <text:p text:style-name="P37">| ID <text:s text:c="34"/>| Name <text:s text:c="13"/>| Status | Networks <text:s text:c="14"/>| Image Name |</text:p>
          <text:p text:style-name="P37"><text:soft-page-break/>+--------------------------------------+-------------------+--------+------------------------+------------+</text:p>
          <text:p text:style-name="P37">| 181c52ba-aebc-4c32-a97d-2e8e82e4eaaf | provider-instance | ACTIVE | provider=203.0.113.103 | cirros <text:s text:c="4"/>|</text:p>
          <text:p text:style-name="P37">+--------------------------------------+-------------------+--------+------------------------+------------+</text:p>
        </text:list-item>
      </text:list>
      <text:p text:style-name="Text_20_body"><text:line-break/></text:p>
      <text:h text:style-name="P1" text:outline-level="1">Self-service network</text:h>
      <text:p text:style-name="P63"><text:span text:style-name="T8">f you chose networking option 2, you can also create a self-service (private) network that connects to the physical network infrastructure via NAT. This network includes a DHCP server that provides IP addresses to instances. An instance on this network can automatically access external networks such as the Internet. However, access to an instance on this network from external networks such as the Internet requires a </text:span><text:a xlink:type="simple" xlink:href="https://docs.openstack.org/install-guide/common/glossary.html#term-floating-IP-address" text:style-name="Internet_20_link" text:visited-style-name="Visited_20_Internet_20_Link"><text:span text:style-name="T14">floating IP address</text:span></text:a><text:span text:style-name="T8">.</text:span></text:p>
      <text:p text:style-name="P59">Create the network:</text:p>
      <text:p text:style-name="P10"><text:span text:style-name="T3">$</text:span> openstack network create selfservice</text:p>
      <text:p text:style-name="P41"/>
      <text:p text:style-name="P32">Created a new network:</text:p>
      <text:p text:style-name="P32">+-------------------------+--------------------------------------+</text:p>
      <text:p text:style-name="P32">| Field <text:s text:c="18"/>| Value <text:s text:c="31"/>|</text:p>
      <text:p text:style-name="P32">+-------------------------+--------------------------------------+</text:p>
      <text:p text:style-name="P32">| admin_state_up <text:s text:c="9"/>| UP <text:s text:c="34"/>|</text:p>
      <text:p text:style-name="P32">| availability_zone_hints | <text:s text:c="37"/>|</text:p>
      <text:p text:style-name="P32">| availability_zones <text:s text:c="5"/>| <text:s text:c="37"/>|</text:p>
      <text:p text:style-name="P32">| created_at <text:s text:c="13"/>| 2016-11-04T18:20:59Z <text:s text:c="16"/>|</text:p>
      <text:p text:style-name="P32">| description <text:s text:c="12"/>| <text:s text:c="37"/>|</text:p>
      <text:p text:style-name="P32">| headers <text:s text:c="16"/>| <text:s text:c="37"/>|</text:p>
      <text:p text:style-name="P32">| id <text:s text:c="21"/>| 7c6f9b37-76b4-463e-98d8-27e5686ed083 |</text:p>
      <text:p text:style-name="P32">| ipv4_address_scope <text:s text:c="5"/>| None <text:s text:c="32"/>|</text:p>
      <text:p text:style-name="P32">| ipv6_address_scope <text:s text:c="5"/>| None <text:s text:c="32"/>|</text:p>
      <text:p text:style-name="P32">| mtu <text:s text:c="20"/>| 1450 <text:s text:c="32"/>|</text:p>
      <text:p text:style-name="P32">| name <text:s text:c="19"/>| selfservice <text:s text:c="25"/>|</text:p>
      <text:p text:style-name="P32">| port_security_enabled <text:s text:c="2"/>| True <text:s text:c="32"/>|</text:p>
      <text:p text:style-name="P32">| project_id <text:s text:c="13"/>| 3828e7c22c5546e585f27b9eb5453788 <text:s text:c="4"/>|</text:p>
      <text:p text:style-name="P32">| project_id <text:s text:c="13"/>| 3828e7c22c5546e585f27b9eb5453788 <text:s text:c="4"/>|</text:p>
      <text:p text:style-name="P32">| revision_number <text:s text:c="8"/>| 3 <text:s text:c="35"/>|</text:p>
      <text:p text:style-name="P32">| router:external <text:s text:c="8"/>| Internal <text:s text:c="28"/>|</text:p>
      <text:p text:style-name="P32">| shared <text:s text:c="17"/>| False <text:s text:c="31"/>|</text:p>
      <text:p text:style-name="P32">| status <text:s text:c="17"/>| ACTIVE <text:s text:c="30"/>|</text:p>
      <text:p text:style-name="P32">| subnets <text:s text:c="16"/>| <text:s text:c="37"/>|</text:p>
      <text:p text:style-name="P32">| tags <text:s text:c="19"/>| [] <text:s text:c="34"/>|</text:p>
      <text:p text:style-name="P32">| updated_at <text:s text:c="13"/>| 2016-11-04T18:20:59Z <text:s text:c="16"/>|</text:p>
      <text:p text:style-name="P32">+-------------------------+--------------------------------------+</text:p>
      <text:p text:style-name="P67">Non-privileged users typically cannot supply additional parameters to this command. </text:p>
      <text:p text:style-name="P67">Create a subnet on the network:</text:p>
      <text:p text:style-name="P10"><text:soft-page-break/><text:span text:style-name="T3">$</text:span> openstack subnet create --network selfservice <text:span text:style-name="T5">\</text:span></text:p>
      <text:p text:style-name="P31"><text:s text:c="2"/><text:span text:style-name="T41">--dns-nameserver DNS_RESOLVER --gateway SELFSERVICE_NETWORK_GATEWAY </text:span><text:span text:style-name="T6">\</text:span></text:p>
      <text:p text:style-name="P31"><text:s text:c="2"/><text:span text:style-name="T41">--subnet-range SELFSERVICE_NETWORK_CIDR selfservice</text:span></text:p>
      <text:p text:style-name="P85"><text:span text:style-name="T8">Replace </text:span><text:span text:style-name="Source_20_Text"><text:span text:style-name="T22">DNS_RESOLVER</text:span></text:span><text:span text:style-name="T8"> with the IP address of a DNS resolver. In most cases, you can use one from the </text:span><text:span text:style-name="Source_20_Text"><text:span text:style-name="T22">/etc/resolv.conf</text:span></text:span><text:span text:style-name="T8"> file on the host.</text:span></text:p>
      <text:p text:style-name="P85"><text:span text:style-name="T8">Replace </text:span><text:span text:style-name="Source_20_Text"><text:span text:style-name="T22">SELFSERVICE_NETWORK_GATEWAY</text:span></text:span><text:span text:style-name="T8"> with the gateway you want to use on the self-service network, typically the “.1” IP address.</text:span></text:p>
      <text:p text:style-name="P85"><text:span text:style-name="T8">Replace </text:span><text:span text:style-name="Source_20_Text"><text:span text:style-name="T22">SELFSERVICE_NETWORK_CIDR</text:span></text:span><text:span text:style-name="T8"> with the subnet you want to use on the self-service network. You can use any arbitrary value, although we recommend a network from </text:span><text:a xlink:type="simple" xlink:href="https://tools.ietf.org/html/rfc1918" text:style-name="Internet_20_link" text:visited-style-name="Visited_20_Internet_20_Link"><text:span text:style-name="T15">RFC 1918</text:span></text:a><text:span text:style-name="T8">.</text:span></text:p>
      <text:p text:style-name="P85"><text:span text:style-name="Strong_20_Emphasis"><text:span text:style-name="T9">Example</text:span></text:span></text:p>
      <text:p text:style-name="P67">The self-service network uses 172.16.1.0/24 with a gateway on 172.16.1.1. A DHCP server assigns each instance an IP address from 172.16.1.2 to 172.16.1.254. All instances use 8.8.4.4 as a DNS resolver.</text:p>
      <text:p text:style-name="P10"><text:span text:style-name="T3">$</text:span> openstack subnet create --network selfservice <text:span text:style-name="T5">\</text:span></text:p>
      <text:p text:style-name="P31"><text:s text:c="2"/><text:span text:style-name="T41">--dns-nameserver </text:span><text:span text:style-name="T2">8</text:span><text:span text:style-name="T41">.8.4.4 --gateway </text:span><text:span text:style-name="T2">172</text:span><text:span text:style-name="T41">.16.1.1 </text:span><text:span text:style-name="T6">\</text:span></text:p>
      <text:p text:style-name="P31"><text:s text:c="2"/><text:span text:style-name="T41">--subnet-range </text:span><text:span text:style-name="T2">172</text:span><text:span text:style-name="T41">.16.1.0/24 selfservice</text:span></text:p>
      <text:p text:style-name="P41"/>
      <text:p text:style-name="P32">Created a new subnet:</text:p>
      <text:p text:style-name="P32">+-------------------+--------------------------------------+</text:p>
      <text:p text:style-name="P32">| Field <text:s text:c="12"/>| Value <text:s text:c="31"/>|</text:p>
      <text:p text:style-name="P32">+-------------------+--------------------------------------+</text:p>
      <text:p text:style-name="P32">| allocation_pools <text:s/>| 172.16.1.2-172.16.1.254 <text:s text:c="13"/>|</text:p>
      <text:p text:style-name="P32">| cidr <text:s text:c="13"/>| 172.16.1.0/24 <text:s text:c="23"/>|</text:p>
      <text:p text:style-name="P32">| created_at <text:s text:c="7"/>| 2016-11-04T18:30:54Z <text:s text:c="16"/>|</text:p>
      <text:p text:style-name="P32">| description <text:s text:c="6"/>| <text:s text:c="37"/>|</text:p>
      <text:p text:style-name="P32">| dns_nameservers <text:s text:c="2"/>| 8.8.4.4 <text:s text:c="29"/>|</text:p>
      <text:p text:style-name="P32">| enable_dhcp <text:s text:c="6"/>| True <text:s text:c="32"/>|</text:p>
      <text:p text:style-name="P32">| gateway_ip <text:s text:c="7"/>| 172.16.1.1 <text:s text:c="26"/>|</text:p>
      <text:p text:style-name="P32">| headers <text:s text:c="10"/>| <text:s text:c="37"/>|</text:p>
      <text:p text:style-name="P32">| host_routes <text:s text:c="6"/>| <text:s text:c="37"/>|</text:p>
      <text:p text:style-name="P32">| id <text:s text:c="15"/>| 5c37348e-e7da-439b-8c23-2af47d93aee5 |</text:p>
      <text:p text:style-name="P32">| ip_version <text:s text:c="7"/>| 4 <text:s text:c="35"/>|</text:p>
      <text:p text:style-name="P32">| ipv6_address_mode | None <text:s text:c="32"/>|</text:p>
      <text:p text:style-name="P32">| ipv6_ra_mode <text:s text:c="5"/>| None <text:s text:c="32"/>|</text:p>
      <text:p text:style-name="P32">| name <text:s text:c="13"/>| selfservice <text:s text:c="25"/>|</text:p>
      <text:p text:style-name="P32">| network_id <text:s text:c="7"/>| b9273876-5946-4f02-a4da-838224a144e7 |</text:p>
      <text:p text:style-name="P32">| project_id <text:s text:c="7"/>| 3828e7c22c5546e585f27b9eb5453788 <text:s text:c="4"/>|</text:p>
      <text:p text:style-name="P32">| project_id <text:s text:c="7"/>| 3828e7c22c5546e585f27b9eb5453788 <text:s text:c="4"/>|</text:p>
      <text:p text:style-name="P32">| revision_number <text:s text:c="2"/>| 2 <text:s text:c="35"/>|</text:p>
      <text:p text:style-name="P32">| service_types <text:s text:c="4"/>| [] <text:s text:c="34"/>|</text:p>
      <text:p text:style-name="P32">| subnetpool_id <text:s text:c="4"/>| None <text:s text:c="32"/>|</text:p>
      <text:p text:style-name="P39"><text:span text:style-name="T44">| updated_at <text:s text:c="7"/>| 2016-11-04T18:30:54Z <text:s text:c="16"/>|</text:span></text:p>
      <text:p text:style-name="P67"/>
      <text:h text:style-name="P3" text:outline-level="2"><text:soft-page-break/><text:span text:style-name="T16">Create a router</text:span><text:a xlink:type="simple" xlink:href="https://docs.openstack.org/install-guide/launch-instance-networks-selfservice.html#create-a-router" text:style-name="Internet_20_link" text:visited-style-name="Visited_20_Internet_20_Link"><text:span text:style-name="T20">¶</text:span></text:a></text:h>
      <text:p text:style-name="P59">Self-service networks connect to provider networks using a virtual router that typically performs bidirectional NAT. Each router contains an interface on at least one self-service network and a gateway on a provider network.</text:p>
      <text:p text:style-name="P79"><text:span text:style-name="T8">The provider network must include the </text:span><text:span text:style-name="Source_20_Text"><text:span text:style-name="T22">router:external</text:span></text:span><text:span text:style-name="T8"> option to enable self-service routers to use it for connectivity to external networks such as the Internet. The </text:span><text:span text:style-name="Source_20_Text"><text:span text:style-name="T22">admin</text:span></text:span><text:span text:style-name="T8"> or other privileged user must include this option during network creation or add it later. In this case, the </text:span><text:span text:style-name="Source_20_Text"><text:span text:style-name="T22">router:external</text:span></text:span><text:span text:style-name="T8"> option was set by using the </text:span><text:span text:style-name="Source_20_Text"><text:span text:style-name="T22">--external</text:span></text:span><text:span text:style-name="T8"> parameter when creating the </text:span><text:span text:style-name="Source_20_Text"><text:span text:style-name="T22">provider</text:span></text:span><text:span text:style-name="T8"> network.</text:span></text:p>
      <text:p text:style-name="P59">Create the router:</text:p>
      <text:p text:style-name="P10"><text:span text:style-name="T3">$</text:span> openstack router create router</text:p>
      <text:p text:style-name="P41"/>
      <text:p text:style-name="P32">Created a new router:</text:p>
      <text:p text:style-name="P32">+-------------------------+--------------------------------------+</text:p>
      <text:p text:style-name="P32">| Field <text:s text:c="18"/>| Value <text:s text:c="31"/>|</text:p>
      <text:p text:style-name="P32">+-------------------------+--------------------------------------+</text:p>
      <text:p text:style-name="P32">| admin_state_up <text:s text:c="9"/>| UP <text:s text:c="34"/>|</text:p>
      <text:p text:style-name="P32">| availability_zone_hints | <text:s text:c="37"/>|</text:p>
      <text:p text:style-name="P32">| availability_zones <text:s text:c="5"/>| <text:s text:c="37"/>|</text:p>
      <text:p text:style-name="P32">| created_at <text:s text:c="13"/>| 2016-11-04T18:32:56Z <text:s text:c="16"/>|</text:p>
      <text:p text:style-name="P32">| description <text:s text:c="12"/>| <text:s text:c="37"/>|</text:p>
      <text:p text:style-name="P32">| external_gateway_info <text:s text:c="2"/>| null <text:s text:c="32"/>|</text:p>
      <text:p text:style-name="P32">| flavor_id <text:s text:c="14"/>| None <text:s text:c="32"/>|</text:p>
      <text:p text:style-name="P32">| headers <text:s text:c="16"/>| <text:s text:c="37"/>|</text:p>
      <text:p text:style-name="P32">| id <text:s text:c="21"/>| 67324374-396a-4db6-9443-c70be167a42b |</text:p>
      <text:p text:style-name="P32">| name <text:s text:c="19"/>| router <text:s text:c="30"/>|</text:p>
      <text:p text:style-name="P32">| project_id <text:s text:c="13"/>| 3828e7c22c5546e585f27b9eb5453788 <text:s text:c="4"/>|</text:p>
      <text:p text:style-name="P32">| project_id <text:s text:c="13"/>| 3828e7c22c5546e585f27b9eb5453788 <text:s text:c="4"/>|</text:p>
      <text:p text:style-name="P32">| revision_number <text:s text:c="8"/>| 2 <text:s text:c="35"/>|</text:p>
      <text:p text:style-name="P32">| routes <text:s text:c="17"/>| <text:s text:c="37"/>|</text:p>
      <text:p text:style-name="P32">| status <text:s text:c="17"/>| ACTIVE <text:s text:c="30"/>|</text:p>
      <text:p text:style-name="P32">| updated_at <text:s text:c="13"/>| 2016-11-04T18:32:56Z <text:s text:c="16"/>|</text:p>
      <text:p text:style-name="P32">+-------------------------+--------------------------------------+</text:p>
      <text:p text:style-name="P59">Add the self-service network subnet as an interface on the router:</text:p>
      <text:list xml:id="list2789111583" text:style-name="L7">
        <text:list-header>
          <text:p text:style-name="P16"><text:span text:style-name="T3">$</text:span> openstack router add subnet router selfservice</text:p>
          <text:p text:style-name="P72">Set a gateway on the provider network on the router:</text:p>
          <text:p text:style-name="P15"><text:span text:style-name="T3">$</text:span> openstack router <text:span text:style-name="T49">set</text:span> router --external-gateway provider</text:p>
        </text:list-header>
      </text:list>
      <text:p text:style-name="P63"><text:span text:style-name="T8"/></text:p>
      <text:p text:style-name="P63"><text:span text:style-name="T8">List network namespaces. You should see one </text:span><text:span text:style-name="Source_20_Text"><text:span text:style-name="T22">qrouter</text:span></text:span><text:span text:style-name="T8"> namespace and two </text:span><text:span text:style-name="Source_20_Text"><text:span text:style-name="T22">qdhcp</text:span></text:span><text:span text:style-name="T8"> namespaces.</text:span></text:p>
      <text:list xml:id="list408878385" text:style-name="L8">
        <text:list-header>
          <text:p text:style-name="P17"><text:span text:style-name="T3">$</text:span> ip netns</text:p>
          <text:p text:style-name="P45"/>
          <text:p text:style-name="P36"><text:soft-page-break/>qrouter-89dd2083-a160-4d75-ab3a-14239f01ea0b</text:p>
          <text:p text:style-name="P36">qdhcp-7c6f9b37-76b4-463e-98d8-27e5686ed083</text:p>
          <text:p text:style-name="P36">qdhcp-0e62efcd-8cee-46c7-b163-d8df05c3c5ad</text:p>
        </text:list-header>
        <text:list-item>
          <text:p text:style-name="P73">List ports on the router to determine the gateway IP address on the provider network:</text:p>
          <text:p text:style-name="P17"><text:span text:style-name="T3">$</text:span> openstack port list --router router</text:p>
          <text:p text:style-name="P45"/>
          <text:p text:style-name="P36">+--------------------------------------+------+-------------------+-------------------------------------------------------------------------------+--------+</text:p>
          <text:p text:style-name="P36">| ID <text:s text:c="34"/>| Name | MAC Address <text:s text:c="6"/>| Fixed IP Addresses <text:s text:c="59"/>| Status |</text:p>
          <text:p text:style-name="P36">+--------------------------------------+------+-------------------+-------------------------------------------------------------------------------+--------+</text:p>
          <text:p text:style-name="P36">| bff6605d-824c-41f9-b744-21d128fc86e1 | <text:s text:c="5"/>| fa:16:3e:2f:34:9b | ip_address='172.16.1.1', subnet_id='3482f524-8bff-4871-80d4-5774c2730728' <text:s text:c="4"/>| ACTIVE |</text:p>
          <text:p text:style-name="P36">| d6fe98db-ae01-42b0-a860-37b1661f5950 | <text:s text:c="5"/>| fa:16:3e:e8:c1:41 | ip_address='203.0.113.102', subnet_id='5cc70da8-4ee7-4565-be53-b9c011fca011' <text:s/>| ACTIVE |</text:p>
          <text:p text:style-name="P36">+--------------------------------------+------+-------------------+-------------------------------------------------------------------------------+--------+</text:p>
        </text:list-item>
        <text:list-item>
          <text:p text:style-name="P73">Ping this IP address from the controller node or any host on the physical provider network:</text:p>
          <text:p text:style-name="P17"><text:span text:style-name="T3">$</text:span> ping -c <text:span text:style-name="T1">4</text:span> <text:span text:style-name="T1">203</text:span>.0.113.102</text:p>
          <text:p text:style-name="P45"/>
          <text:p text:style-name="P36">PING 203.0.113.102 (203.0.113.102) 56(84) bytes of data.</text:p>
          <text:p text:style-name="P36">64 bytes from 203.0.113.102: icmp_req=1 ttl=64 time=0.619 ms</text:p>
          <text:p text:style-name="P36">64 bytes from 203.0.113.102: icmp_req=2 ttl=64 time=0.189 ms</text:p>
          <text:p text:style-name="P36">64 bytes from 203.0.113.102: icmp_req=3 ttl=64 time=0.165 ms</text:p>
          <text:p text:style-name="P36">64 bytes from 203.0.113.102: icmp_req=4 ttl=64 time=0.216 ms</text:p>
          <text:p text:style-name="P45"/>
          <text:p text:style-name="P36">--- 203.0.113.102 ping statistics ---</text:p>
          <text:p text:style-name="P36">rtt min/avg/max/mdev = 0.165/0.297/0.619/0.187 ms</text:p>
        </text:list-item>
      </text:list>
      <text:p text:style-name="P63"><text:span text:style-name="T8"/></text:p>
      <text:p text:style-name="P59">Launch the instance:</text:p>
      <text:p text:style-name="P85"><text:span text:style-name="T8">Replace </text:span><text:span text:style-name="Source_20_Text"><text:span text:style-name="T22">SELFSERVICE_NET_ID</text:span></text:span><text:span text:style-name="T8"> with the ID of the </text:span><text:span text:style-name="Source_20_Text"><text:span text:style-name="T22">selfservice</text:span></text:span><text:span text:style-name="T8"> network.</text:span></text:p>
      <text:p text:style-name="P10"><text:span text:style-name="T3">$</text:span> openstack server create --flavor m1.nano --image cirros <text:span text:style-name="T5">\</text:span></text:p>
      <text:p text:style-name="P31"><text:s text:c="2"/><text:span text:style-name="T41">--nic net-id</text:span><text:span text:style-name="T47">=</text:span><text:span text:style-name="T41">SELFSERVICE_NET_ID --security-group default </text:span><text:span text:style-name="T6">\</text:span></text:p>
      <text:p text:style-name="P31"><text:s text:c="2"/><text:span text:style-name="T41">--key-name mykey selfservice-instance</text:span></text:p>
      <text:p text:style-name="P63"><text:span text:style-name="T8"/></text:p>
      <text:h text:style-name="P3" text:outline-level="2"><text:span text:style-name="T16">Access the instance remotely</text:span><text:a xlink:type="simple" xlink:href="https://docs.openstack.org/install-guide/launch-instance-selfservice.html#access-the-instance-remotely" text:style-name="Internet_20_link" text:visited-style-name="Visited_20_Internet_20_Link"><text:span text:style-name="T20">¶</text:span></text:a></text:h>
      <text:list xml:id="list2382413899" text:style-name="L10">
        <text:list-item>
          <text:p text:style-name="P94"/>
        </text:list-item>
      </text:list>
      <text:p text:style-name="P63"><text:soft-page-break/><text:span text:style-name="T8">Create a </text:span><text:a xlink:type="simple" xlink:href="https://docs.openstack.org/install-guide/common/glossary.html#term-floating-IP-address" text:style-name="Internet_20_link" text:visited-style-name="Visited_20_Internet_20_Link"><text:span text:style-name="T15">floating IP address</text:span></text:a><text:span text:style-name="T8"> on the provider virtual network:</text:span></text:p>
      <text:p text:style-name="P10"><text:span text:style-name="T3">$</text:span> openstack floating ip create provider</text:p>
      <text:p text:style-name="P41"/>
      <text:p text:style-name="P32">+---------------------+--------------------------------------+</text:p>
      <text:p text:style-name="P32">| Field <text:s text:c="14"/>| Value <text:s text:c="31"/>|</text:p>
      <text:p text:style-name="P32">+---------------------+--------------------------------------+</text:p>
      <text:p text:style-name="P32">| created_at <text:s text:c="9"/>| 2017-01-20T17:29:16Z <text:s text:c="16"/>|</text:p>
      <text:p text:style-name="P32">| description <text:s text:c="8"/>| <text:s text:c="37"/>|</text:p>
      <text:p text:style-name="P32">| fixed_ip_address <text:s text:c="3"/>| None <text:s text:c="32"/>|</text:p>
      <text:p text:style-name="P32">| floating_ip_address | 203.0.113.104 <text:s text:c="23"/>|</text:p>
      <text:p text:style-name="P32">| floating_network_id | b5b6993c-ddf9-40e7-91d0-86806a42edb8 |</text:p>
      <text:p text:style-name="P32">| headers <text:s text:c="12"/>| <text:s text:c="37"/>|</text:p>
      <text:p text:style-name="P32">| id <text:s text:c="17"/>| 88b4d06a-d794-4406-affd-6ffa2bcf1e2a |</text:p>
      <text:p text:style-name="P32">| port_id <text:s text:c="12"/>| None <text:s text:c="32"/>|</text:p>
      <text:p text:style-name="P32">| project_id <text:s text:c="9"/>| ed0b60bf607743088218b0a533d5943f <text:s text:c="4"/>|</text:p>
      <text:p text:style-name="P32">| revision_number <text:s text:c="4"/>| 1 <text:s text:c="35"/>|</text:p>
      <text:p text:style-name="P32">| router_id <text:s text:c="10"/>| None <text:s text:c="32"/>|</text:p>
      <text:p text:style-name="P32">| status <text:s text:c="13"/>| DOWN <text:s text:c="32"/>|</text:p>
      <text:p text:style-name="P41"><text:span text:style-name="T24">| updated_at <text:s text:c="9"/>| 2017-01-20T17:29:16Z <text:s text:c="16"/>|</text:span></text:p>
      <text:p text:style-name="P63"><text:span text:style-name="T8"/></text:p>
      <text:p text:style-name="P59">Associate the floating IP address with the instance:</text:p>
      <text:p text:style-name="P10"><text:span text:style-name="T3">$</text:span> openstack server add floating ip selfservice-instance <text:span text:style-name="T1">203</text:span>.0.113.104</text:p>
      <text:p text:style-name="P59">Check the status of your floating IP address:</text:p>
      <text:p text:style-name="P10"><text:span text:style-name="T3">$</text:span> openstack server list</text:p>
      <text:p text:style-name="P41"/>
      <text:p text:style-name="P32">+--------------------------------------+----------------------+--------+---------------------------------------+</text:p>
      <text:p text:style-name="P32">| ID <text:s text:c="34"/>| Name <text:s text:c="16"/>| Status | Networks <text:s text:c="29"/>|</text:p>
      <text:p text:style-name="P32">+--------------------------------------+----------------------+--------+---------------------------------------+</text:p>
      <text:p text:style-name="P32">| 113c5892-e58e-4093-88c7-e33f502eaaa4 | selfservice-instance | ACTIVE | selfservice=172.16.1.3, 203.0.113.104 |</text:p>
      <text:p text:style-name="P32">| 181c52ba-aebc-4c32-a97d-2e8e82e4eaaf | provider-instance <text:s text:c="3"/>| ACTIVE | provider=203.0.113.103 <text:s text:c="15"/>|</text:p>
      <text:p text:style-name="P32">+--------------------------------------+----------------------+--------+-----------------------------</text:p>
      <text:p text:style-name="P63"><text:span text:style-name="T8"/></text:p>
      <text:p text:style-name="P63"><text:span text:style-name="T8"/></text:p>
      <text:h text:style-name="P4" text:outline-level="2"><text:span text:style-name="T25">Manage images</text:span></text:h>
      <text:h text:style-name="P4" text:outline-level="2"><text:span text:style-name="T33">List or get details for images (glance)</text:span><text:a xlink:type="simple" xlink:href="https://docs.openstack.org/glance/pike/admin/manage-images.html#list-or-get-details-for-images-glance" text:style-name="Internet_20_link" text:visited-style-name="Visited_20_Internet_20_Link"><text:span text:style-name="T36">¶</text:span></text:a></text:h>
      <text:p text:style-name="P79"><text:span text:style-name="T8">To get a list of images and to get further details about a single image, use </text:span><text:span text:style-name="Strong_20_Emphasis"><text:span text:style-name="T9">openstack image list</text:span></text:span><text:span text:style-name="T8"> and </text:span><text:span text:style-name="Strong_20_Emphasis"><text:span text:style-name="T9">openstack image show</text:span></text:span><text:span text:style-name="T8"> commands.</text:span></text:p>
      <text:p text:style-name="P21"><text:soft-page-break/><text:span text:style-name="T3">$</text:span> openstack image list</text:p>
      <text:p text:style-name="P47">+--------------------------------------+---------------------------------+--------+</text:p>
      <text:p text:style-name="P47">| ID <text:s text:c="34"/>| Name <text:s text:c="27"/>| Status |</text:p>
      <text:p text:style-name="P47">+--------------------------------------+---------------------------------+--------+</text:p>
      <text:p text:style-name="P47">| dfc1dfb0-d7bf-4fff-8994-319dd6f703d7 | cirros-0.3.5-x86_64-uec <text:s text:c="8"/>| active |</text:p>
      <text:p text:style-name="P47">| a3867e29-c7a1-44b0-9e7f-10db587cad20 | cirros-0.3.5-x86_64-uec-kernel <text:s/>| active |</text:p>
      <text:p text:style-name="P47">| 4b916fba-6775-4092-92df-f41df7246a6b | cirros-0.3.5-x86_64-uec-ramdisk | active |</text:p>
      <text:p text:style-name="P47">| d07831df-edc3-4817-9881-89141f9134c3 | myCirrosImage <text:s text:c="18"/>| active |</text:p>
      <text:p text:style-name="P47">+--------------------------------------+---------------------------------+--------+</text:p>
      <text:p text:style-name="P21"><text:span text:style-name="T3">$</text:span> openstack image show myCirrosImage</text:p>
      <text:p text:style-name="P47">+------------------+------------------------------------------------------+</text:p>
      <text:p text:style-name="P47">| Field <text:s text:c="11"/>| Value <text:s text:c="47"/>|</text:p>
      <text:p text:style-name="P47">+------------------+------------------------------------------------------+</text:p>
      <text:p text:style-name="P47">| checksum <text:s text:c="8"/>| ee1eca47dc88f4879d8a229cc70a07c6 <text:s text:c="20"/>|</text:p>
      <text:p text:style-name="P47">| container_format | ami <text:s text:c="49"/>|</text:p>
      <text:p text:style-name="P47">| created_at <text:s text:c="6"/>| 2016-08-11T15:07:26Z <text:s text:c="32"/>|</text:p>
      <text:p text:style-name="P47">| disk_format <text:s text:c="5"/>| ami <text:s text:c="49"/>|</text:p>
      <text:p text:style-name="P47">| file <text:s text:c="12"/>| /v2/images/d07831df-edc3-4817-9881-89141f9134c3/file |</text:p>
      <text:p text:style-name="P47">| id <text:s text:c="14"/>| d07831df-edc3-4817-9881-89141f9134c3 <text:s text:c="16"/>|</text:p>
      <text:p text:style-name="P47">| min_disk <text:s text:c="8"/>| 0 <text:s text:c="51"/>|</text:p>
      <text:p text:style-name="P47">| min_ram <text:s text:c="9"/>| 0 <text:s text:c="51"/>|</text:p>
      <text:p text:style-name="P47">| name <text:s text:c="12"/>| myCirrosImage <text:s text:c="39"/>|</text:p>
      <text:p text:style-name="P47">| owner <text:s text:c="11"/>| d88310717a8e4ebcae84ed075f82c51e <text:s text:c="20"/>|</text:p>
      <text:p text:style-name="P47">| protected <text:s text:c="7"/>| False <text:s text:c="47"/>|</text:p>
      <text:p text:style-name="P47">| schema <text:s text:c="10"/>| /v2/schemas/image <text:s text:c="35"/>|</text:p>
      <text:p text:style-name="P47">| size <text:s text:c="12"/>| 13287936 <text:s text:c="44"/>|</text:p>
      <text:p text:style-name="P47">| status <text:s text:c="10"/>| active <text:s text:c="46"/>|</text:p>
      <text:p text:style-name="P47">| tags <text:s text:c="12"/>| <text:s text:c="53"/>|</text:p>
      <text:p text:style-name="P47">| updated_at <text:s text:c="6"/>| 2016-08-11T15:20:02Z <text:s text:c="32"/>|</text:p>
      <text:p text:style-name="P47">| virtual_size <text:s text:c="4"/>| None <text:s text:c="48"/>|</text:p>
      <text:p text:style-name="P47"><text:soft-page-break/>| visibility <text:s text:c="6"/>| private <text:s text:c="45"/>|</text:p>
      <text:p text:style-name="P47">+------------------+------------------------------------------------------+</text:p>
      <text:p text:style-name="P60"><text:span text:style-name="T25"/></text:p>
      <text:p text:style-name="P64"><text:span text:style-name="T8">When viewing a list of images, you can also use </text:span><text:span text:style-name="Source_20_Text"><text:span text:style-name="T23">grep</text:span></text:span><text:span text:style-name="T8"> to filter the list, as follows:</text:span></text:p>
      <text:p text:style-name="P21"><text:span text:style-name="T3">$</text:span> openstack image list <text:span text:style-name="T46">|</text:span> grep <text:span text:style-name="T5">'cirros'</text:span></text:p>
      <text:p text:style-name="P47">| dfc1dfb0-d7bf-4fff-8994-319dd6f703d7 | cirros-0.3.5-x86_64-uec <text:s text:c="8"/>| active |</text:p>
      <text:p text:style-name="P47">| a3867e29-c7a1-44b0-9e7f-10db587cad20 | cirros-0.3.5-x86_64-uec-kernel <text:s/>| active |</text:p>
      <text:p text:style-name="P47">| 4b916fba-6775-4092-92df-f41df7246a6b | cirros-0.3.5-x86_64-uec-ramdisk | active |</text:p>
      <text:p text:style-name="P89"/>
      <text:p text:style-name="P64"><text:span text:style-name="T8">To create an image, use </text:span><text:span text:style-name="Strong_20_Emphasis"><text:span text:style-name="T9">openstack image create</text:span></text:span><text:span text:style-name="T8">:</text:span></text:p>
      <text:p text:style-name="P21"><text:span text:style-name="T3">$</text:span> openstack image create imageName</text:p>
      <text:p text:style-name="P79"><text:span text:style-name="T8">To update an image by name or ID, use </text:span><text:span text:style-name="Strong_20_Emphasis"><text:span text:style-name="T9">openstack image set</text:span></text:span><text:span text:style-name="T8">:</text:span></text:p>
      <text:p text:style-name="P21"><text:span text:style-name="T3">$</text:span> openstack image <text:span text:style-name="T49">set</text:span> imageName</text:p>
      <text:p text:style-name="P79"><text:span text:style-name="T8">The following list explains the optional arguments that you can use with the </text:span><text:span text:style-name="Source_20_Text"><text:span text:style-name="T23">create</text:span></text:span><text:span text:style-name="T8"> and </text:span><text:span text:style-name="Source_20_Text"><text:span text:style-name="T23">set</text:span></text:span><text:span text:style-name="T8"> commands to modify image properties. For more information, refer to the </text:span><text:a xlink:type="simple" xlink:href="https://docs.openstack.org/developer/python-openstackclient/command-objects/image.html" text:style-name="Internet_20_link" text:visited-style-name="Visited_20_Internet_20_Link"><text:span text:style-name="T15">OpenStack Image command reference</text:span></text:a><text:span text:style-name="T8">.</text:span></text:p>
      <text:p text:style-name="P69">The following example shows the command that you would use to upload a CentOS 6.3 image in qcow2 format and configure it for public access:</text:p>
      <text:p text:style-name="P21"><text:span text:style-name="T3">$</text:span> openstack image create --disk-format qcow2 --container-format bare <text:span text:style-name="T5">\</text:span></text:p>
      <text:p text:style-name="P51"><text:s text:c="2"/><text:span text:style-name="T41">--public --file ./centos63.qcow2 centos63-image</text:span></text:p>
      <text:p text:style-name="P56"><text:span text:style-name="T8"/></text:p>
      <text:section text:style-name="Sect1" text:name="create-or-update-an-image-glance">
        <text:section text:style-name="Sect1" text:name="create-an-image-from-iso-image">
          <text:h text:style-name="P8" text:outline-level="3"><text:span text:style-name="T35">Create an image from ISO image</text:span><text:a xlink:type="simple" xlink:href="https://docs.openstack.org/glance/pike/admin/manage-images.html#create-an-image-from-iso-image" text:style-name="Internet_20_link" text:visited-style-name="Visited_20_Internet_20_Link"><text:span text:style-name="T38">¶</text:span></text:a></text:h>
          <text:p text:style-name="P69">You can upload ISO images to the Image service (glance). You can subsequently boot an ISO image using Compute.</text:p>
          <text:p text:style-name="P69">In the Image service, run the following command:</text:p>
          <text:p text:style-name="P21"><text:soft-page-break/><text:span text:style-name="T3">$</text:span> openstack image create ISO_IMAGE --file IMAGE.iso <text:span text:style-name="T5">\</text:span></text:p>
          <text:p text:style-name="P51"><text:s text:c="2"/><text:span text:style-name="T41">--disk-format iso --container-format bare</text:span></text:p>
          <text:p text:style-name="P69">Optionally, to confirm the upload in Image service, run:</text:p>
          <text:p text:style-name="P21"><text:span text:style-name="T3">$</text:span> openstack image list</text:p>
        </text:section>
      </text:section>
      <text:section text:style-name="Sect1" text:name="troubleshoot-image-creation">
        <text:h text:style-name="P6" text:outline-level="2"><text:span text:style-name="T19">Troubleshoot image creation</text:span><text:a xlink:type="simple" xlink:href="https://docs.openstack.org/glance/pike/admin/manage-images.html#troubleshoot-image-creation" text:style-name="Internet_20_link" text:visited-style-name="Visited_20_Internet_20_Link"><text:span text:style-name="T21">¶</text:span></text:a></text:h>
        <text:p text:style-name="P69">If you encounter problems in creating an image in the Image service or Compute, the following information may help you troubleshoot the creation process.</text:p>
        <text:list xml:id="list1133675437" text:style-name="L11">
          <text:list-item>
            <text:p text:style-name="P95"><text:span text:style-name="T8">Ensure that the version of qemu you are using is version 0.14 or later. Earlier versions of qemu result in an </text:span><text:span text:style-name="Source_20_Text"><text:span text:style-name="T23">unknown option -s</text:span></text:span><text:span text:style-name="T8"> error message in the </text:span><text:span text:style-name="Source_20_Text"><text:span text:style-name="T23">/var/log/nova/nova-compute.log</text:span></text:span><text:span text:style-name="T8"> file.</text:span></text:p>
          </text:list-item>
          <text:list-item>
            <text:p text:style-name="P95"><text:span text:style-name="T8">Examine the </text:span><text:span text:style-name="Source_20_Text"><text:span text:style-name="T23">/var/log/nova/nova-api.log</text:span></text:span><text:span text:style-name="T8"> and </text:span><text:span text:style-name="Source_20_Text"><text:span text:style-name="T23">/var/log/nova/nova-compute.log</text:span></text:span><text:span text:style-name="T8"> log files for error messages.</text:span></text:p>
          </text:list-item>
        </text:list>
      </text:section>
      <text:p text:style-name="P64"><text:span text:style-name="T8"/></text:p>
      <text:h text:style-name="P5" text:outline-level="2"><text:span text:style-name="T26">Use snapshots to migrate instances</text:span></text:h>
      <text:h text:style-name="P5" text:outline-level="2"><text:span text:style-name="T34">Create a snapshot of the instance</text:span><text:a xlink:type="simple" xlink:href="https://docs.openstack.org/mitaka/user-guide/cli_use_snapshots_to_migrate_instances.html#create-a-snapshot-of-the-instance" text:style-name="Internet_20_link" text:visited-style-name="Visited_20_Internet_20_Link"><text:span text:style-name="T37">¶</text:span></text:a></text:h>
      <text:list xml:id="list591601627" text:style-name="L12">
        <text:list-item>
          <text:p text:style-name="P75">Shut down the source VM before you take the snapshot to ensure that all data is flushed to disk. If necessary, list the instances to view the instance name:</text:p>
          <text:p text:style-name="P22"><text:span text:style-name="T3">$</text:span> nova list</text:p>
          <text:p text:style-name="P48">+--------------------------------------+------------+--------+------------------------------+</text:p>
          <text:p text:style-name="P48">| ID <text:s text:c="34"/>| Name <text:s text:c="6"/>| Status | Networks <text:s text:c="20"/>|</text:p>
          <text:p text:style-name="P48">+--------------------------------------+------------+--------+------------------------------+</text:p>
          <text:p text:style-name="P48">| c41f3074-c82a-4837-8673-fa7e9fea7e11 | myInstance | ACTIVE | private=10.0.0.3 <text:s text:c="12"/>|</text:p>
          <text:p text:style-name="P48">+--------------------------------------+------------+--------+------------------------------+</text:p>
        </text:list-item>
        <text:list-item>
          <text:p text:style-name="P83"><text:span text:style-name="T12">Use the </text:span><text:span text:style-name="Strong_20_Emphasis"><text:span text:style-name="T13">nova stop</text:span></text:span><text:span text:style-name="T12"> command to shut down the instance:</text:span></text:p>
          <text:p text:style-name="P22"><text:soft-page-break/><text:span text:style-name="T3">$</text:span> nova stop myInstance</text:p>
        </text:list-item>
        <text:list-item>
          <text:p text:style-name="P83"><text:span text:style-name="T12">Use the </text:span><text:span text:style-name="Strong_20_Emphasis"><text:span text:style-name="T13">nova list</text:span></text:span><text:span text:style-name="T12"> command to confirm that the instance shows a </text:span><text:span text:style-name="Teletype"><text:span text:style-name="T12">SHUTOFF</text:span></text:span><text:span text:style-name="T12"> status:</text:span></text:p>
          <text:p text:style-name="P22"><text:span text:style-name="T3">$</text:span> nova list</text:p>
          <text:p text:style-name="P48">+--------------------------------------+------------+---------+------------------+</text:p>
          <text:p text:style-name="P48">| ID <text:s text:c="34"/>| Name <text:s text:c="6"/>| Status <text:s/>| Networks <text:s text:c="8"/>|</text:p>
          <text:p text:style-name="P48">+--------------------------------------+------------+---------+------------------+</text:p>
          <text:p text:style-name="P48">| c41f3074-c82a-4837-8673-fa7e9fea7e11 | myInstance | SHUTOFF | private=10.0.0.3 |</text:p>
          <text:p text:style-name="P48">+--------------------------------------+------------+---------+------------------+</text:p>
        </text:list-item>
      </text:list>
      <text:p text:style-name="P62"><text:span text:style-name="T29">Use the </text:span><text:span text:style-name="Strong_20_Emphasis"><text:span text:style-name="T30">nova image-create</text:span></text:span><text:span text:style-name="T29"> command to take a snapshot:</text:span></text:p>
      <text:list xml:id="list58264521" text:style-name="L13">
        <text:list-header>
          <text:p text:style-name="P23"><text:span text:style-name="T3">$</text:span> nova image-create --poll myInstance myInstanceSnapshot</text:p>
          <text:p text:style-name="P49">Instance snapshotting... 50% complete</text:p>
        </text:list-header>
        <text:list-item>
          <text:p text:style-name="P84"><text:span text:style-name="T12">Use the </text:span><text:span text:style-name="Strong_20_Emphasis"><text:span text:style-name="T13">nova image-list</text:span></text:span><text:span text:style-name="T12"> command to check the status until the status is </text:span><text:span text:style-name="Teletype"><text:span text:style-name="T12">ACTIVE</text:span></text:span><text:span text:style-name="T12">:</text:span></text:p>
          <text:p text:style-name="P23"><text:span text:style-name="T3">$</text:span> nova image-list</text:p>
          <text:p text:style-name="P49">+--------------------------------------+---------------------------------+--------+--------+</text:p>
          <text:p text:style-name="P49">| ID <text:s text:c="34"/>| Name <text:s text:c="27"/>| Status | Server |</text:p>
          <text:p text:style-name="P49">+--------------------------------------+---------------------------------+--------+--------+</text:p>
          <text:p text:style-name="P49">| 657ebb01-6fae-47dc-986a-e49c4dd8c433 | cirros-0.3.2-x86_64-uec <text:s text:c="8"/>| ACTIVE | <text:s text:c="7"/>|</text:p>
          <text:p text:style-name="P49">| 72074c6d-bf52-4a56-a61c-02a17bf3819b | cirros-0.3.2-x86_64-uec-kernel <text:s/>| ACTIVE | <text:s text:c="7"/>|</text:p>
          <text:p text:style-name="P49">| 3c5e5f06-637b-413e-90f6-ca7ed015ec9e | cirros-0.3.2-x86_64-uec-ramdisk | ACTIVE | <text:s text:c="7"/>|</text:p>
          <text:p text:style-name="P49">| f30b204e-1ce6-40e7-b8d9-b353d4d84e7d | myInstanceSnapshot <text:s text:c="13"/>| ACTIVE | <text:s text:c="7"/>|</text:p>
          <text:p text:style-name="P49">+--------------------------------------+---------------------------------+--------+--------+</text:p>
        </text:list-item>
      </text:list>
      <text:h text:style-name="P5" text:outline-level="2"><text:soft-page-break/><text:span text:style-name="T34">Download the snapshot as an image</text:span><text:a xlink:type="simple" xlink:href="https://docs.openstack.org/mitaka/user-guide/cli_use_snapshots_to_migrate_instances.html#download-the-snapshot-as-an-image" text:style-name="Internet_20_link" text:visited-style-name="Visited_20_Internet_20_Link"><text:span text:style-name="T37">¶</text:span></text:a></text:h>
      <text:list xml:id="list3218363525" text:style-name="L14">
        <text:list-item>
          <text:p text:style-name="P76">Get the image ID:</text:p>
          <text:p text:style-name="P24"><text:span text:style-name="T3">$</text:span> nova image-list</text:p>
          <text:p text:style-name="P50">+-------------------+-------------------+--------+--------------------------------------+</text:p>
          <text:p text:style-name="P50">| ID <text:s text:c="14"/>| Name <text:s text:c="13"/>| Status | Server <text:s text:c="31"/>|</text:p>
          <text:p text:style-name="P50">+-------------------+-------------------+--------+--------------------------------------+</text:p>
          <text:p text:style-name="P50">| f30b204e-1ce6... | myInstanceSnapshot| ACTIVE | c41f3074-c82a-4837-8673-fa7e9fea7e11 <text:s/>|</text:p>
          <text:p text:style-name="P50">+------------------+-------------------+--------+---------------------------------------+</text:p>
        </text:list-item>
        <text:list-item>
          <text:p text:style-name="P76">Download the snapshot by using the image ID that was returned in the previous step:</text:p>
          <text:p text:style-name="P24"><text:span text:style-name="T3">$</text:span> glance image-download --file snapshot.raw f30b204e-1ce6-40e7-b8d9-b353d4d84e7d</text:p>
        </text:list-item>
      </text:list>
      <text:p text:style-name="P55"><draw:frame draw:style-name="fr1" draw:name="Frame1" text:anchor-type="paragraph" svg:width="9.1354in" draw:z-index="0"><draw:text-box fo:min-height="0.0161in"><text:section text:style-name="Sect1" text:name="use-snapshots-to-migrate-instances"><text:p text:style-name="Text_20_body"/><text:section text:style-name="Sect1" text:name="import-the-snapshot-to-the-new-environment"><text:h text:style-name="P7" text:outline-level="2"><text:span text:style-name="T50">Import the snapshot to the new environment</text:span><text:a xlink:type="simple" xlink:href="https://docs.openstack.org/mitaka/user-guide/cli_use_snapshots_to_migrate_instances.html#import-the-snapshot-to-the-new-environment" text:style-name="Internet_20_link" text:visited-style-name="Visited_20_Internet_20_Link"><text:span text:style-name="T39">¶</text:span></text:a></text:h><text:p text:style-name="P66">In the new project or cloud environment, import the snapshot:</text:p><text:p text:style-name="P25"><text:span text:style-name="T3">$</text:span> glance --os-image-api-version <text:span text:style-name="T1">1</text:span> image-create <text:span text:style-name="T5">\</text:span></text:p><text:p text:style-name="P52"><text:s text:c="2"/><text:span text:style-name="T40">--container-format bare --disk-format qcow2 --copy-from IMAGE_URL</text:span></text:p></text:section><text:section text:style-name="Sect1" text:name="boot-a-new-instance-from-the-snapshot"><text:h text:style-name="P7" text:outline-level="2"><text:bookmark text:name="id4"/><text:span text:style-name="T50">Boot a new instance from the snapshot</text:span><text:a xlink:type="simple" xlink:href="https://docs.openstack.org/mitaka/user-guide/cli_use_snapshots_to_migrate_instances.html#boot-a-new-instance-from-the-snapshot" text:style-name="Internet_20_link" text:visited-style-name="Visited_20_Internet_20_Link"><text:span text:style-name="T39">¶</text:span></text:a></text:h><text:p text:style-name="P66">In the new project or cloud environment, use the snapshot to create the new instance:</text:p><text:p text:style-name="P25"><text:span text:style-name="T3">$</text:span> nova boot --flavor m1.tiny --image myInstanceSnapshot myNewInstance</text:p></text:section></text:section></draw:text-box></draw:frame><text:span text:style-name="T26"><text:line-break/></text:span></text:p>
      <text:p text:style-name="P62"><text:soft-page-break/><text:span text:style-name="T26"/></text:p>
      <text:p text:style-name="P65"><text:span text:style-name="T10"/></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ans-serif"/>
    <style:font-face style:name="Lohit Devanagari1" svg:font-family="'Lohit Devanagari'"/>
    <style:font-face style:name="Menlo" svg:font-family="Menlo, Monaco, Consolas, 'Courier New', monospace"/>
    <style:font-face style:name="Open Sans" svg:font-family="'Open Sans', Helvetica, Arial, sans-serif"/>
    <style:font-face style:name="apple-system" svg:font-family="apple-system, BlinkMacSystemFont, 'Segoe UI', Roboto, Oxygen-Sans, Ubuntu, Cantarell, 'Helvetica Neue', sans-serif"/>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02T06:20:55.556863319</meta:creation-date>
    <dc:date>2020-10-03T06:24:50.887141327</dc:date>
    <meta:editing-duration>PT6M29S</meta:editing-duration>
    <meta:editing-cycles>1</meta:editing-cycles>
    <meta:document-statistic meta:table-count="0" meta:image-count="0" meta:object-count="0" meta:page-count="20" meta:paragraph-count="542" meta:word-count="3834" meta:character-count="37402" meta:non-whitespace-character-count="24901"/>
    <meta:generator>LibreOffice/6.4.5.2$Linux_X86_64 LibreOffice_project/40$Build-2</meta:generator>
  </office:meta>
</office:document-meta>
</file>